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46pt"/>
    </style:style>
    <style:style style:name="co3" style:family="table-column">
      <style:table-column-properties fo:break-before="auto" style:column-width="5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iyo Miyako</text:p>
          </table:table-cell>
          <table:table-cell office:value-type="string" calcext:value-type="string">
            <text:p>F</text:p>
          </table:table-cell>
          <table:table-cell office:value-type="date" office:date-value="1901-05-02" calcext:value-type="date">
            <text:p>1901-05-02</text:p>
          </table:table-cell>
          <table:table-cell table:formula="of:=[.E2]" office:value-type="date" office:date-value="2018-04-21" calcext:value-type="date">
            <text:p>2018-04-21</text:p>
          </table:table-cell>
          <table:table-cell table:formula="of:=TODAY()" office:value-type="date" office:date-value="2018-04-23" calcext:value-type="date">
            <text:p>2018-04-23</text:p>
          </table:table-cell>
          <table:table-cell table:formula="of:=([.D1]-[.C1])/365" office:value-type="float" office:value="117.049315068493" calcext:value-type="float">
            <text:p>117.049315068493</text:p>
          </table:table-cell>
          <table:table-cell table:formula="of:=([.E1]-[.C1])/365" office:value-type="float" office:value="117.054794520548" calcext:value-type="float">
            <text:p>117.054794520548</text:p>
          </table:table-cell>
        </table:table-row>
        <table:table-row table:style-name="ro1">
          <table:table-cell office:value-type="string" calcext:value-type="string">
            <text:p>Nabi Tajima</text:p>
          </table:table-cell>
          <table:table-cell office:value-type="string" calcext:value-type="string">
            <text:p>F</text:p>
          </table:table-cell>
          <table:table-cell office:value-type="date" office:date-value="1900-08-04" calcext:value-type="date">
            <text:p>1900-08-04</text:p>
          </table:table-cell>
          <table:table-cell table:formula="of:=[.E3]" office:value-type="date" office:date-value="2017-09-15" calcext:value-type="date">
            <text:p>2017-09-15</text:p>
          </table:table-cell>
          <table:table-cell office:value-type="date" office:date-value="2018-04-21" calcext:value-type="date">
            <text:p>2018-04-21</text:p>
          </table:table-cell>
          <table:table-cell table:formula="of:=([.D2]-[.C2])/365" office:value-type="float" office:value="117.194520547945" calcext:value-type="float">
            <text:p>117.194520547945</text:p>
          </table:table-cell>
          <table:table-cell table:formula="of:=([.E2]-[.C2])/365" office:value-type="float" office:value="117.791780821918" calcext:value-type="float">
            <text:p>117.791780821918</text:p>
          </table:table-cell>
        </table:table-row>
        <table:table-row table:style-name="ro1">
          <table:table-cell office:value-type="string" calcext:value-type="string">
            <text:p>Violet Brown</text:p>
          </table:table-cell>
          <table:table-cell office:value-type="string" calcext:value-type="string">
            <text:p>F</text:p>
          </table:table-cell>
          <table:table-cell office:value-type="date" office:date-value="1900-03-10" calcext:value-type="date">
            <text:p>1900-03-10</text:p>
          </table:table-cell>
          <table:table-cell table:formula="of:=[.E4]" office:value-type="date" office:date-value="2017-04-15" calcext:value-type="date">
            <text:p>2017-04-15</text:p>
          </table:table-cell>
          <table:table-cell office:value-type="date" office:date-value="2017-09-15" calcext:value-type="date">
            <text:p>2017-09-15</text:p>
          </table:table-cell>
          <table:table-cell table:formula="of:=([.D3]-[.C3])/365" office:value-type="float" office:value="117.178082191781" calcext:value-type="float">
            <text:p>117.178082191781</text:p>
          </table:table-cell>
          <table:table-cell table:formula="of:=([.E3]-[.C3])/365" office:value-type="float" office:value="117.597260273973" calcext:value-type="float">
            <text:p>117.597260273973</text:p>
          </table:table-cell>
        </table:table-row>
        <table:table-row table:style-name="ro1">
          <table:table-cell office:value-type="string" calcext:value-type="string">
            <text:p>Emma Morano</text:p>
          </table:table-cell>
          <table:table-cell office:value-type="string" calcext:value-type="string">
            <text:p>F</text:p>
          </table:table-cell>
          <table:table-cell office:value-type="date" office:date-value="1899-11-29" calcext:value-type="date">
            <text:p>1899-11-29</text:p>
          </table:table-cell>
          <table:table-cell table:formula="of:=[.E5]" office:value-type="date" office:date-value="2016-05-12" calcext:value-type="date">
            <text:p>2016-05-12</text:p>
          </table:table-cell>
          <table:table-cell office:value-type="date" office:date-value="2017-04-15" calcext:value-type="date">
            <text:p>2017-04-15</text:p>
          </table:table-cell>
          <table:table-cell table:formula="of:=([.D4]-[.C4])/365" office:value-type="float" office:value="116.528767123288" calcext:value-type="float">
            <text:p>116.528767123288</text:p>
          </table:table-cell>
          <table:table-cell table:formula="of:=([.E4]-[.C4])/365" office:value-type="float" office:value="117.454794520548" calcext:value-type="float">
            <text:p>117.454794520548</text:p>
          </table:table-cell>
        </table:table-row>
        <table:table-row table:style-name="ro1">
          <table:table-cell office:value-type="string" calcext:value-type="string">
            <text:p>Susannah Mushatt Jones</text:p>
          </table:table-cell>
          <table:table-cell office:value-type="string" calcext:value-type="string">
            <text:p>F</text:p>
          </table:table-cell>
          <table:table-cell office:value-type="date" office:date-value="1899-07-06" calcext:value-type="date">
            <text:p>1899-07-06</text:p>
          </table:table-cell>
          <table:table-cell table:formula="of:=[.E6]" office:value-type="date" office:date-value="2015-06-17" calcext:value-type="date">
            <text:p>2015-06-17</text:p>
          </table:table-cell>
          <table:table-cell office:value-type="date" office:date-value="2016-05-12" calcext:value-type="date">
            <text:p>2016-05-12</text:p>
          </table:table-cell>
          <table:table-cell table:formula="of:=([.D5]-[.C5])/365" office:value-type="float" office:value="116.024657534247" calcext:value-type="float">
            <text:p>116.024657534247</text:p>
          </table:table-cell>
          <table:table-cell table:formula="of:=([.E5]-[.C5])/365" office:value-type="float" office:value="116.928767123288" calcext:value-type="float">
            <text:p>116.928767123288</text:p>
          </table:table-cell>
        </table:table-row>
        <table:table-row table:style-name="ro1">
          <table:table-cell office:value-type="string" calcext:value-type="string">
            <text:p>Jeralean Talley</text:p>
          </table:table-cell>
          <table:table-cell office:value-type="string" calcext:value-type="string">
            <text:p>F</text:p>
          </table:table-cell>
          <table:table-cell office:value-type="date" office:date-value="1899-05-23" calcext:value-type="date">
            <text:p>1899-05-23</text:p>
          </table:table-cell>
          <table:table-cell table:formula="of:=[.E7]" office:value-type="date" office:date-value="2015-04-06" calcext:value-type="date">
            <text:p>2015-04-06</text:p>
          </table:table-cell>
          <table:table-cell office:value-type="date" office:date-value="2015-06-17" calcext:value-type="date">
            <text:p>2015-06-17</text:p>
          </table:table-cell>
          <table:table-cell table:formula="of:=([.D6]-[.C6])/365" office:value-type="float" office:value="115.947945205479" calcext:value-type="float">
            <text:p>115.947945205479</text:p>
          </table:table-cell>
          <table:table-cell table:formula="of:=([.E6]-[.C6])/365" office:value-type="float" office:value="116.145205479452" calcext:value-type="float">
            <text:p>116.145205479452</text:p>
          </table:table-cell>
        </table:table-row>
        <table:table-row table:style-name="ro1">
          <table:table-cell office:value-type="string" calcext:value-type="string">
            <text:p>Gertrude Weaver</text:p>
          </table:table-cell>
          <table:table-cell office:value-type="string" calcext:value-type="string">
            <text:p>F</text:p>
          </table:table-cell>
          <table:table-cell office:value-type="date" office:date-value="1898-07-04" calcext:value-type="date">
            <text:p>1898-07-04</text:p>
          </table:table-cell>
          <table:table-cell table:formula="of:=[.E8]" office:value-type="date" office:date-value="2015-04-01" calcext:value-type="date">
            <text:p>2015-04-01</text:p>
          </table:table-cell>
          <table:table-cell office:value-type="date" office:date-value="2015-04-06" calcext:value-type="date">
            <text:p>2015-04-06</text:p>
          </table:table-cell>
          <table:table-cell table:formula="of:=([.D7]-[.C7])/365" office:value-type="float" office:value="116.819178082192" calcext:value-type="float">
            <text:p>116.819178082192</text:p>
          </table:table-cell>
          <table:table-cell table:formula="of:=([.E7]-[.C7])/365" office:value-type="float" office:value="116.832876712329" calcext:value-type="float">
            <text:p>116.832876712329</text:p>
          </table:table-cell>
        </table:table-row>
        <table:table-row table:style-name="ro1">
          <table:table-cell office:value-type="string" calcext:value-type="string">
            <text:p>Misao Okawa</text:p>
          </table:table-cell>
          <table:table-cell office:value-type="string" calcext:value-type="string">
            <text:p>F</text:p>
          </table:table-cell>
          <table:table-cell office:value-type="date" office:date-value="1898-03-05" calcext:value-type="date">
            <text:p>1898-03-05</text:p>
          </table:table-cell>
          <table:table-cell table:formula="of:=[.E9]" office:value-type="date" office:date-value="2013-06-12" calcext:value-type="date">
            <text:p>2013-06-12</text:p>
          </table:table-cell>
          <table:table-cell office:value-type="date" office:date-value="2015-04-01" calcext:value-type="date">
            <text:p>2015-04-01</text:p>
          </table:table-cell>
          <table:table-cell table:formula="of:=([.D8]-[.C8])/365" office:value-type="float" office:value="115.347945205479" calcext:value-type="float">
            <text:p>115.347945205479</text:p>
          </table:table-cell>
          <table:table-cell table:formula="of:=([.E8]-[.C8])/365" office:value-type="float" office:value="117.150684931507" calcext:value-type="float">
            <text:p>117.150684931507</text:p>
          </table:table-cell>
        </table:table-row>
        <table:table-row table:style-name="ro1">
          <table:table-cell office:value-type="string" calcext:value-type="string">
            <text:p>Jiroemon Kimura</text:p>
          </table:table-cell>
          <table:table-cell office:value-type="string" calcext:value-type="string">
            <text:p>M</text:p>
          </table:table-cell>
          <table:table-cell office:value-type="date" office:date-value="1897-04-19" calcext:value-type="date">
            <text:p>1897-04-19</text:p>
          </table:table-cell>
          <table:table-cell table:formula="of:=[.E10]" office:value-type="date" office:date-value="2012-12-17" calcext:value-type="date">
            <text:p>2012-12-17</text:p>
          </table:table-cell>
          <table:table-cell office:value-type="date" office:date-value="2013-06-12" calcext:value-type="date">
            <text:p>2013-06-12</text:p>
          </table:table-cell>
          <table:table-cell table:formula="of:=([.D9]-[.C9])/365" office:value-type="float" office:value="115.739726027397" calcext:value-type="float">
            <text:p>115.739726027397</text:p>
          </table:table-cell>
          <table:table-cell table:formula="of:=([.E9]-[.C9])/365" office:value-type="float" office:value="116.224657534247" calcext:value-type="float">
            <text:p>116.224657534247</text:p>
          </table:table-cell>
        </table:table-row>
        <table:table-row table:style-name="ro1">
          <table:table-cell office:value-type="string" calcext:value-type="string">
            <text:p>Dina Manfredini</text:p>
          </table:table-cell>
          <table:table-cell office:value-type="string" calcext:value-type="string">
            <text:p>F</text:p>
          </table:table-cell>
          <table:table-cell office:value-type="date" office:date-value="1897-04-04" calcext:value-type="date">
            <text:p>1897-04-04</text:p>
          </table:table-cell>
          <table:table-cell table:formula="of:=[.E11]" office:value-type="date" office:date-value="2012-12-04" calcext:value-type="date">
            <text:p>2012-12-04</text:p>
          </table:table-cell>
          <table:table-cell office:value-type="date" office:date-value="2012-12-17" calcext:value-type="date">
            <text:p>2012-12-17</text:p>
          </table:table-cell>
          <table:table-cell table:formula="of:=([.D10]-[.C10])/365" office:value-type="float" office:value="115.745205479452" calcext:value-type="float">
            <text:p>115.745205479452</text:p>
          </table:table-cell>
          <table:table-cell table:formula="of:=([.E10]-[.C10])/365" office:value-type="float" office:value="115.780821917808" calcext:value-type="float">
            <text:p>115.780821917808</text:p>
          </table:table-cell>
        </table:table-row>
        <table:table-row table:style-name="ro1">
          <table:table-cell office:value-type="string" calcext:value-type="string">
            <text:p>Besse Cooper</text:p>
          </table:table-cell>
          <table:table-cell office:value-type="string" calcext:value-type="string">
            <text:p>F</text:p>
          </table:table-cell>
          <table:table-cell office:value-type="date" office:date-value="1896-08-26" calcext:value-type="date">
            <text:p>1896-08-26</text:p>
          </table:table-cell>
          <table:table-cell table:formula="of:=[.E12]" office:value-type="date" office:date-value="2011-06-21" calcext:value-type="date">
            <text:p>2011-06-21</text:p>
          </table:table-cell>
          <table:table-cell office:value-type="date" office:date-value="2012-12-04" calcext:value-type="date">
            <text:p>2012-12-04</text:p>
          </table:table-cell>
          <table:table-cell table:formula="of:=([.D11]-[.C11])/365" office:value-type="float" office:value="114.893150684932" calcext:value-type="float">
            <text:p>114.893150684932</text:p>
          </table:table-cell>
          <table:table-cell table:formula="of:=([.E11]-[.C11])/365" office:value-type="float" office:value="116.350684931507" calcext:value-type="float">
            <text:p>116.350684931507</text:p>
          </table:table-cell>
        </table:table-row>
        <table:table-row table:style-name="ro1">
          <table:table-cell office:value-type="string" calcext:value-type="string">
            <text:p>Maria Gomes Valentim</text:p>
          </table:table-cell>
          <table:table-cell office:value-type="string" calcext:value-type="string">
            <text:p>F</text:p>
          </table:table-cell>
          <table:table-cell office:value-type="date" office:date-value="1896-07-09" calcext:value-type="date">
            <text:p>1896-07-09</text:p>
          </table:table-cell>
          <table:table-cell table:formula="of:=[.E13]" office:value-type="date" office:date-value="2010-11-04" calcext:value-type="date">
            <text:p>2010-11-04</text:p>
          </table:table-cell>
          <table:table-cell office:value-type="date" office:date-value="2011-06-21" calcext:value-type="date">
            <text:p>2011-06-21</text:p>
          </table:table-cell>
          <table:table-cell table:formula="of:=([.D12]-[.C12])/365" office:value-type="float" office:value="114.397260273973" calcext:value-type="float">
            <text:p>114.397260273973</text:p>
          </table:table-cell>
          <table:table-cell table:formula="of:=([.E12]-[.C12])/365" office:value-type="float" office:value="115.024657534247" calcext:value-type="float">
            <text:p>115.024657534247</text:p>
          </table:table-cell>
        </table:table-row>
        <table:table-row table:style-name="ro1">
          <table:table-cell office:value-type="string" calcext:value-type="string">
            <text:p>Eugénie Blanchard</text:p>
          </table:table-cell>
          <table:table-cell office:value-type="string" calcext:value-type="string">
            <text:p>F</text:p>
          </table:table-cell>
          <table:table-cell office:value-type="date" office:date-value="1896-02-16" calcext:value-type="date">
            <text:p>1896-02-16</text:p>
          </table:table-cell>
          <table:table-cell table:formula="of:=[.E14]" office:value-type="date" office:date-value="2010-05-02" calcext:value-type="date">
            <text:p>2010-05-02</text:p>
          </table:table-cell>
          <table:table-cell office:value-type="date" office:date-value="2010-11-04" calcext:value-type="date">
            <text:p>2010-11-04</text:p>
          </table:table-cell>
          <table:table-cell table:formula="of:=([.D13]-[.C13])/365" office:value-type="float" office:value="114.282191780822" calcext:value-type="float">
            <text:p>114.282191780822</text:p>
          </table:table-cell>
          <table:table-cell table:formula="of:=([.E13]-[.C13])/365" office:value-type="float" office:value="114.791780821918" calcext:value-type="float">
            <text:p>114.791780821918</text:p>
          </table:table-cell>
        </table:table-row>
        <table:table-row table:style-name="ro1">
          <table:table-cell office:value-type="string" calcext:value-type="string">
            <text:p>Kama Chinen</text:p>
          </table:table-cell>
          <table:table-cell office:value-type="string" calcext:value-type="string">
            <text:p>F</text:p>
          </table:table-cell>
          <table:table-cell office:value-type="date" office:date-value="1895-05-10" calcext:value-type="date">
            <text:p>1895-05-10</text:p>
          </table:table-cell>
          <table:table-cell table:formula="of:=[.E15]" office:value-type="date" office:date-value="2009-09-11" calcext:value-type="date">
            <text:p>2009-09-11</text:p>
          </table:table-cell>
          <table:table-cell office:value-type="date" office:date-value="2010-05-02" calcext:value-type="date">
            <text:p>2010-05-02</text:p>
          </table:table-cell>
          <table:table-cell table:formula="of:=([.D14]-[.C14])/365" office:value-type="float" office:value="114.416438356164" calcext:value-type="float">
            <text:p>114.416438356164</text:p>
          </table:table-cell>
          <table:table-cell table:formula="of:=([.E14]-[.C14])/365" office:value-type="float" office:value="115.054794520548" calcext:value-type="float">
            <text:p>115.054794520548</text:p>
          </table:table-cell>
        </table:table-row>
        <table:table-row table:style-name="ro1">
          <table:table-cell office:value-type="string" calcext:value-type="string">
            <text:p>Gertrude Baines</text:p>
          </table:table-cell>
          <table:table-cell office:value-type="string" calcext:value-type="string">
            <text:p>F</text:p>
          </table:table-cell>
          <table:table-cell office:value-type="date" office:date-value="1894-04-06" calcext:value-type="date">
            <text:p>1894-04-06</text:p>
          </table:table-cell>
          <table:table-cell table:formula="of:=[.E16]" office:value-type="date" office:date-value="2009-01-02" calcext:value-type="date">
            <text:p>2009-01-02</text:p>
          </table:table-cell>
          <table:table-cell office:value-type="date" office:date-value="2009-09-11" calcext:value-type="date">
            <text:p>2009-09-11</text:p>
          </table:table-cell>
          <table:table-cell table:formula="of:=([.D15]-[.C15])/365" office:value-type="float" office:value="114.819178082192" calcext:value-type="float">
            <text:p>114.819178082192</text:p>
          </table:table-cell>
          <table:table-cell table:formula="of:=([.E15]-[.C15])/365" office:value-type="float" office:value="115.509589041096" calcext:value-type="float">
            <text:p>115.509589041096</text:p>
          </table:table-cell>
        </table:table-row>
        <table:table-row table:style-name="ro1">
          <table:table-cell office:value-type="string" calcext:value-type="string">
            <text:p>Maria de Jesus</text:p>
          </table:table-cell>
          <table:table-cell office:value-type="string" calcext:value-type="string">
            <text:p>F</text:p>
          </table:table-cell>
          <table:table-cell office:value-type="date" office:date-value="1893-09-10" calcext:value-type="date">
            <text:p>1893-09-10</text:p>
          </table:table-cell>
          <table:table-cell table:formula="of:=[.E17]" office:value-type="date" office:date-value="2008-11-26" calcext:value-type="date">
            <text:p>2008-11-26</text:p>
          </table:table-cell>
          <table:table-cell office:value-type="date" office:date-value="2009-01-02" calcext:value-type="date">
            <text:p>2009-01-02</text:p>
          </table:table-cell>
          <table:table-cell table:formula="of:=([.D16]-[.C16])/365" office:value-type="float" office:value="115.287671232877" calcext:value-type="float">
            <text:p>115.287671232877</text:p>
          </table:table-cell>
          <table:table-cell table:formula="of:=([.E16]-[.C16])/365" office:value-type="float" office:value="115.38904109589" calcext:value-type="float">
            <text:p>115.38904109589</text:p>
          </table:table-cell>
        </table:table-row>
        <table:table-row table:style-name="ro1">
          <table:table-cell office:value-type="string" calcext:value-type="string">
            <text:p>Edna Parker</text:p>
          </table:table-cell>
          <table:table-cell office:value-type="string" calcext:value-type="string">
            <text:p>F</text:p>
          </table:table-cell>
          <table:table-cell office:value-type="date" office:date-value="1893-04-20" calcext:value-type="date">
            <text:p>1893-04-20</text:p>
          </table:table-cell>
          <table:table-cell table:formula="of:=[.E18]" office:value-type="date" office:date-value="2007-08-13" calcext:value-type="date">
            <text:p>2007-08-13</text:p>
          </table:table-cell>
          <table:table-cell office:value-type="date" office:date-value="2008-11-26" calcext:value-type="date">
            <text:p>2008-11-26</text:p>
          </table:table-cell>
          <table:table-cell table:formula="of:=([.D17]-[.C17])/365" office:value-type="float" office:value="114.38904109589" calcext:value-type="float">
            <text:p>114.38904109589</text:p>
          </table:table-cell>
          <table:table-cell table:formula="of:=([.E17]-[.C17])/365" office:value-type="float" office:value="115.679452054795" calcext:value-type="float">
            <text:p>115.679452054795</text:p>
          </table:table-cell>
        </table:table-row>
        <table:table-row table:style-name="ro1">
          <table:table-cell office:value-type="string" calcext:value-type="string">
            <text:p>Yone Minagawa</text:p>
          </table:table-cell>
          <table:table-cell office:value-type="string" calcext:value-type="string">
            <text:p>F</text:p>
          </table:table-cell>
          <table:table-cell office:value-type="date" office:date-value="1893-01-04" calcext:value-type="date">
            <text:p>1893-01-04</text:p>
          </table:table-cell>
          <table:table-cell table:formula="of:=[.E19]" office:value-type="date" office:date-value="2007-01-28" calcext:value-type="date">
            <text:p>2007-01-28</text:p>
          </table:table-cell>
          <table:table-cell office:value-type="date" office:date-value="2007-08-13" calcext:value-type="date">
            <text:p>2007-08-13</text:p>
          </table:table-cell>
          <table:table-cell table:formula="of:=([.D18]-[.C18])/365" office:value-type="float" office:value="114.139726027397" calcext:value-type="float">
            <text:p>114.139726027397</text:p>
          </table:table-cell>
          <table:table-cell table:formula="of:=([.E18]-[.C18])/365" office:value-type="float" office:value="114.679452054795" calcext:value-type="float">
            <text:p>114.679452054795</text:p>
          </table:table-cell>
        </table:table-row>
        <table:table-row table:style-name="ro1">
          <table:table-cell office:value-type="string" calcext:value-type="string">
            <text:p>Emma Tillman</text:p>
          </table:table-cell>
          <table:table-cell office:value-type="string" calcext:value-type="string">
            <text:p>F</text:p>
          </table:table-cell>
          <table:table-cell office:value-type="date" office:date-value="1892-11-22" calcext:value-type="date">
            <text:p>1892-11-22</text:p>
          </table:table-cell>
          <table:table-cell table:formula="of:=[.E20]" office:value-type="date" office:date-value="2007-01-24" calcext:value-type="date">
            <text:p>2007-01-24</text:p>
          </table:table-cell>
          <table:table-cell office:value-type="date" office:date-value="2007-01-28" calcext:value-type="date">
            <text:p>2007-01-28</text:p>
          </table:table-cell>
          <table:table-cell table:formula="of:=([.D19]-[.C19])/365" office:value-type="float" office:value="114.246575342466" calcext:value-type="float">
            <text:p>114.246575342466</text:p>
          </table:table-cell>
          <table:table-cell table:formula="of:=([.E19]-[.C19])/365" office:value-type="float" office:value="114.257534246575" calcext:value-type="float">
            <text:p>114.257534246575</text:p>
          </table:table-cell>
        </table:table-row>
        <table:table-row table:style-name="ro1">
          <table:table-cell office:value-type="string" calcext:value-type="string">
            <text:p>Emiliano Mercado del Toro</text:p>
          </table:table-cell>
          <table:table-cell office:value-type="string" calcext:value-type="string">
            <text:p>M</text:p>
          </table:table-cell>
          <table:table-cell office:value-type="date" office:date-value="1891-08-21" calcext:value-type="date">
            <text:p>1891-08-21</text:p>
          </table:table-cell>
          <table:table-cell table:formula="of:=[.E21]" office:value-type="date" office:date-value="2006-12-11" calcext:value-type="date">
            <text:p>2006-12-11</text:p>
          </table:table-cell>
          <table:table-cell office:value-type="date" office:date-value="2007-01-24" calcext:value-type="date">
            <text:p>2007-01-24</text:p>
          </table:table-cell>
          <table:table-cell table:formula="of:=([.D20]-[.C20])/365" office:value-type="float" office:value="115.383561643836" calcext:value-type="float">
            <text:p>115.383561643836</text:p>
          </table:table-cell>
          <table:table-cell table:formula="of:=([.E20]-[.C20])/365" office:value-type="float" office:value="115.504109589041" calcext:value-type="float">
            <text:p>115.504109589041</text:p>
          </table:table-cell>
        </table:table-row>
        <table:table-row table:style-name="ro1">
          <table:table-cell office:value-type="string" calcext:value-type="string">
            <text:p>Elizabeth Bolden</text:p>
          </table:table-cell>
          <table:table-cell office:value-type="string" calcext:value-type="string">
            <text:p>F</text:p>
          </table:table-cell>
          <table:table-cell office:value-type="date" office:date-value="1890-08-15" calcext:value-type="date">
            <text:p>1890-08-15</text:p>
          </table:table-cell>
          <table:table-cell table:formula="of:=[.E22]" office:value-type="date" office:date-value="2006-08-27" calcext:value-type="date">
            <text:p>2006-08-27</text:p>
          </table:table-cell>
          <table:table-cell office:value-type="date" office:date-value="2006-12-11" calcext:value-type="date">
            <text:p>2006-12-11</text:p>
          </table:table-cell>
          <table:table-cell table:formula="of:=([.D21]-[.C21])/365" office:value-type="float" office:value="116.109589041096" calcext:value-type="float">
            <text:p>116.109589041096</text:p>
          </table:table-cell>
          <table:table-cell table:formula="of:=([.E21]-[.C21])/365" office:value-type="float" office:value="116.4" calcext:value-type="float">
            <text:p>116.4</text:p>
          </table:table-cell>
        </table:table-row>
        <table:table-row table:style-name="ro1">
          <table:table-cell office:value-type="string" calcext:value-type="string">
            <text:p>María Capovilla</text:p>
          </table:table-cell>
          <table:table-cell office:value-type="string" calcext:value-type="string">
            <text:p>F</text:p>
          </table:table-cell>
          <table:table-cell office:value-type="date" office:date-value="1889-09-14" calcext:value-type="date">
            <text:p>1889-09-14</text:p>
          </table:table-cell>
          <table:table-cell table:formula="of:=[.E23]" office:value-type="date" office:date-value="2004-05-29" calcext:value-type="date">
            <text:p>2004-05-29</text:p>
          </table:table-cell>
          <table:table-cell office:value-type="date" office:date-value="2006-08-27" calcext:value-type="date">
            <text:p>2006-08-27</text:p>
          </table:table-cell>
          <table:table-cell table:formula="of:=([.D22]-[.C22])/365" office:value-type="float" office:value="114.780821917808" calcext:value-type="float">
            <text:p>114.780821917808</text:p>
          </table:table-cell>
          <table:table-cell table:formula="of:=([.E22]-[.C22])/365" office:value-type="float" office:value="117.027397260274" calcext:value-type="float">
            <text:p>117.027397260274</text:p>
          </table:table-cell>
        </table:table-row>
        <table:table-row table:style-name="ro1">
          <table:table-cell office:value-type="string" calcext:value-type="string">
            <text:p>Ramona Trinidad Iglesias-Jordan</text:p>
          </table:table-cell>
          <table:table-cell office:value-type="string" calcext:value-type="string">
            <text:p>F</text:p>
          </table:table-cell>
          <table:table-cell office:value-type="date" office:date-value="1889-08-31" calcext:value-type="date">
            <text:p>1889-08-31</text:p>
          </table:table-cell>
          <table:table-cell table:formula="of:=[.E24]" office:value-type="date" office:date-value="2003-11-13" calcext:value-type="date">
            <text:p>2003-11-13</text:p>
          </table:table-cell>
          <table:table-cell office:value-type="date" office:date-value="2004-05-29" calcext:value-type="date">
            <text:p>2004-05-29</text:p>
          </table:table-cell>
          <table:table-cell table:formula="of:=([.D23]-[.C23])/365" office:value-type="float" office:value="114.276712328767" calcext:value-type="float">
            <text:p>114.276712328767</text:p>
          </table:table-cell>
          <table:table-cell table:formula="of:=([.E23]-[.C23])/365" office:value-type="float" office:value="114.819178082192" calcext:value-type="float">
            <text:p>114.819178082192</text:p>
          </table:table-cell>
        </table:table-row>
        <table:table-row table:style-name="ro1">
          <table:table-cell office:value-type="string" calcext:value-type="string">
            <text:p>Mitoyo Kawate</text:p>
          </table:table-cell>
          <table:table-cell office:value-type="string" calcext:value-type="string">
            <text:p>F</text:p>
          </table:table-cell>
          <table:table-cell office:value-type="date" office:date-value="1889-05-15" calcext:value-type="date">
            <text:p>1889-05-15</text:p>
          </table:table-cell>
          <table:table-cell table:formula="of:=[.E25]" office:value-type="date" office:date-value="2003-09-28" calcext:value-type="date">
            <text:p>2003-09-28</text:p>
          </table:table-cell>
          <table:table-cell office:value-type="date" office:date-value="2003-11-13" calcext:value-type="date">
            <text:p>2003-11-13</text:p>
          </table:table-cell>
          <table:table-cell table:formula="of:=([.D24]-[.C24])/365" office:value-type="float" office:value="114.446575342466" calcext:value-type="float">
            <text:p>114.446575342466</text:p>
          </table:table-cell>
          <table:table-cell table:formula="of:=([.E24]-[.C24])/365" office:value-type="float" office:value="114.572602739726" calcext:value-type="float">
            <text:p>114.572602739726</text:p>
          </table:table-cell>
        </table:table-row>
        <table:table-row table:style-name="ro1">
          <table:table-cell office:value-type="string" calcext:value-type="string">
            <text:p>Yukichi Chuganji</text:p>
          </table:table-cell>
          <table:table-cell office:value-type="string" calcext:value-type="string">
            <text:p>M</text:p>
          </table:table-cell>
          <table:table-cell office:value-type="date" office:date-value="1889-03-23" calcext:value-type="date">
            <text:p>1889-03-23</text:p>
          </table:table-cell>
          <table:table-cell table:formula="of:=[.E26]" office:value-type="date" office:date-value="2002-12-29" calcext:value-type="date">
            <text:p>2002-12-29</text:p>
          </table:table-cell>
          <table:table-cell office:value-type="date" office:date-value="2003-09-28" calcext:value-type="date">
            <text:p>2003-09-28</text:p>
          </table:table-cell>
          <table:table-cell table:formula="of:=([.D25]-[.C25])/365" office:value-type="float" office:value="113.843835616438" calcext:value-type="float">
            <text:p>113.843835616438</text:p>
          </table:table-cell>
          <table:table-cell table:formula="of:=([.E25]-[.C25])/365" office:value-type="float" office:value="114.591780821918" calcext:value-type="float">
            <text:p>114.591780821918</text:p>
          </table:table-cell>
        </table:table-row>
        <table:table-row table:style-name="ro1">
          <table:table-cell office:value-type="string" calcext:value-type="string">
            <text:p>Mae Harrington</text:p>
          </table:table-cell>
          <table:table-cell office:value-type="string" calcext:value-type="string">
            <text:p>F</text:p>
          </table:table-cell>
          <table:table-cell office:value-type="date" office:date-value="1889-01-20" calcext:value-type="date">
            <text:p>1889-01-20</text:p>
          </table:table-cell>
          <table:table-cell table:formula="of:=[.E27]" office:value-type="date" office:date-value="2002-08-21" calcext:value-type="date">
            <text:p>2002-08-21</text:p>
          </table:table-cell>
          <table:table-cell office:value-type="date" office:date-value="2002-12-29" calcext:value-type="date">
            <text:p>2002-12-29</text:p>
          </table:table-cell>
          <table:table-cell table:formula="of:=([.D26]-[.C26])/365" office:value-type="float" office:value="113.657534246575" calcext:value-type="float">
            <text:p>113.657534246575</text:p>
          </table:table-cell>
          <table:table-cell table:formula="of:=([.E26]-[.C26])/365" office:value-type="float" office:value="114.013698630137" calcext:value-type="float">
            <text:p>114.013698630137</text:p>
          </table:table-cell>
        </table:table-row>
        <table:table-row table:style-name="ro1">
          <table:table-cell office:value-type="string" calcext:value-type="string">
            <text:p>Adelina Domingues</text:p>
          </table:table-cell>
          <table:table-cell office:value-type="string" calcext:value-type="string">
            <text:p>F</text:p>
          </table:table-cell>
          <table:table-cell office:value-type="date" office:date-value="1888-02-19" calcext:value-type="date">
            <text:p>1888-02-19</text:p>
          </table:table-cell>
          <table:table-cell table:formula="of:=[.E28]" office:value-type="date" office:date-value="2002-05-28" calcext:value-type="date">
            <text:p>2002-05-28</text:p>
          </table:table-cell>
          <table:table-cell office:value-type="date" office:date-value="2002-08-21" calcext:value-type="date">
            <text:p>2002-08-21</text:p>
          </table:table-cell>
          <table:table-cell table:formula="of:=([.D27]-[.C27])/365" office:value-type="float" office:value="114.345205479452" calcext:value-type="float">
            <text:p>114.345205479452</text:p>
          </table:table-cell>
          <table:table-cell table:formula="of:=([.E27]-[.C27])/365" office:value-type="float" office:value="114.578082191781" calcext:value-type="float">
            <text:p>114.578082191781</text:p>
          </table:table-cell>
        </table:table-row>
        <table:table-row table:style-name="ro1">
          <table:table-cell office:value-type="string" calcext:value-type="string">
            <text:p>Grace Clawson</text:p>
          </table:table-cell>
          <table:table-cell office:value-type="string" calcext:value-type="string">
            <text:p>F</text:p>
          </table:table-cell>
          <table:table-cell office:value-type="date" office:date-value="1887-11-15" calcext:value-type="date">
            <text:p>1887-11-15</text:p>
          </table:table-cell>
          <table:table-cell table:formula="of:=[.E29]" office:value-type="date" office:date-value="2002-03-18" calcext:value-type="date">
            <text:p>2002-03-18</text:p>
          </table:table-cell>
          <table:table-cell office:value-type="date" office:date-value="2002-05-28" calcext:value-type="date">
            <text:p>2002-05-28</text:p>
          </table:table-cell>
          <table:table-cell table:formula="of:=([.D28]-[.C28])/365" office:value-type="float" office:value="114.413698630137" calcext:value-type="float">
            <text:p>114.413698630137</text:p>
          </table:table-cell>
          <table:table-cell table:formula="of:=([.E28]-[.C28])/365" office:value-type="float" office:value="114.608219178082" calcext:value-type="float">
            <text:p>114.608219178082</text:p>
          </table:table-cell>
        </table:table-row>
        <table:table-row table:style-name="ro1">
          <table:table-cell office:value-type="string" calcext:value-type="string">
            <text:p>Maude Farris-Luse</text:p>
          </table:table-cell>
          <table:table-cell office:value-type="string" calcext:value-type="string">
            <text:p>F</text:p>
          </table:table-cell>
          <table:table-cell office:value-type="date" office:date-value="1887-01-21" calcext:value-type="date">
            <text:p>1887-01-21</text:p>
          </table:table-cell>
          <table:table-cell table:formula="of:=[.E30]" office:value-type="date" office:date-value="2001-06-06" calcext:value-type="date">
            <text:p>2001-06-06</text:p>
          </table:table-cell>
          <table:table-cell office:value-type="date" office:date-value="2002-03-18" calcext:value-type="date">
            <text:p>2002-03-18</text:p>
          </table:table-cell>
          <table:table-cell table:formula="of:=([.D29]-[.C29])/365" office:value-type="float" office:value="114.449315068493" calcext:value-type="float">
            <text:p>114.449315068493</text:p>
          </table:table-cell>
          <table:table-cell table:formula="of:=([.E29]-[.C29])/365" office:value-type="float" office:value="115.230136986301" calcext:value-type="float">
            <text:p>115.230136986301</text:p>
          </table:table-cell>
        </table:table-row>
        <table:table-row table:style-name="ro1">
          <table:table-cell office:value-type="string" calcext:value-type="string">
            <text:p>Marie Brémont</text:p>
          </table:table-cell>
          <table:table-cell office:value-type="string" calcext:value-type="string">
            <text:p>F</text:p>
          </table:table-cell>
          <table:table-cell office:value-type="date" office:date-value="1886-04-25" calcext:value-type="date">
            <text:p>1886-04-25</text:p>
          </table:table-cell>
          <table:table-cell table:formula="of:=[.E31]" office:value-type="date" office:date-value="2000-11-02" calcext:value-type="date">
            <text:p>2000-11-02</text:p>
          </table:table-cell>
          <table:table-cell office:value-type="date" office:date-value="2001-06-06" calcext:value-type="date">
            <text:p>2001-06-06</text:p>
          </table:table-cell>
          <table:table-cell table:formula="of:=([.D30]-[.C30])/365" office:value-type="float" office:value="114.6" calcext:value-type="float">
            <text:p>114.6</text:p>
          </table:table-cell>
          <table:table-cell table:formula="of:=([.E30]-[.C30])/365" office:value-type="float" office:value="115.191780821918" calcext:value-type="float">
            <text:p>115.191780821918</text:p>
          </table:table-cell>
        </table:table-row>
        <table:table-row table:style-name="ro1">
          <table:table-cell office:value-type="string" calcext:value-type="string">
            <text:p>Eva Morris</text:p>
          </table:table-cell>
          <table:table-cell office:value-type="string" calcext:value-type="string">
            <text:p>F</text:p>
          </table:table-cell>
          <table:table-cell office:value-type="date" office:date-value="1885-11-08" calcext:value-type="date">
            <text:p>1885-11-08</text:p>
          </table:table-cell>
          <table:table-cell table:formula="of:=[.E32]" office:value-type="date" office:date-value="1999-12-30" calcext:value-type="date">
            <text:p>1999-12-30</text:p>
          </table:table-cell>
          <table:table-cell office:value-type="date" office:date-value="2000-11-02" calcext:value-type="date">
            <text:p>2000-11-02</text:p>
          </table:table-cell>
          <table:table-cell table:formula="of:=([.D31]-[.C31])/365" office:value-type="float" office:value="114.216438356164" calcext:value-type="float">
            <text:p>114.216438356164</text:p>
          </table:table-cell>
          <table:table-cell table:formula="of:=([.E31]-[.C31])/365" office:value-type="float" office:value="115.060273972603" calcext:value-type="float">
            <text:p>115.060273972603</text:p>
          </table:table-cell>
        </table:table-row>
        <table:table-row table:style-name="ro1">
          <table:table-cell office:value-type="string" calcext:value-type="string">
            <text:p>Sarah Knauss</text:p>
          </table:table-cell>
          <table:table-cell office:value-type="string" calcext:value-type="string">
            <text:p>F</text:p>
          </table:table-cell>
          <table:table-cell office:value-type="date" office:date-value="1880-09-24" calcext:value-type="date">
            <text:p>1880-09-24</text:p>
          </table:table-cell>
          <table:table-cell table:formula="of:=[.E33]" office:value-type="date" office:date-value="1998-04-16" calcext:value-type="date">
            <text:p>1998-04-16</text:p>
          </table:table-cell>
          <table:table-cell office:value-type="date" office:date-value="1999-12-30" calcext:value-type="date">
            <text:p>1999-12-30</text:p>
          </table:table-cell>
          <table:table-cell table:formula="of:=([.D32]-[.C32])/365" office:value-type="float" office:value="117.635616438356" calcext:value-type="float">
            <text:p>117.635616438356</text:p>
          </table:table-cell>
          <table:table-cell table:formula="of:=([.E32]-[.C32])/365" office:value-type="float" office:value="119.342465753425" calcext:value-type="float">
            <text:p>119.342465753425</text:p>
          </table:table-cell>
        </table:table-row>
        <table:table-row table:style-name="ro1">
          <table:table-cell office:value-type="string" calcext:value-type="string">
            <text:p>Marie-Louise Meilleur</text:p>
          </table:table-cell>
          <table:table-cell office:value-type="string" calcext:value-type="string">
            <text:p>F</text:p>
          </table:table-cell>
          <table:table-cell office:value-type="date" office:date-value="1880-08-29" calcext:value-type="date">
            <text:p>1880-08-29</text:p>
          </table:table-cell>
          <table:table-cell table:formula="of:=[.E34]" office:value-type="date" office:date-value="1997-08-04" calcext:value-type="date">
            <text:p>1997-08-04</text:p>
          </table:table-cell>
          <table:table-cell office:value-type="date" office:date-value="1998-04-16" calcext:value-type="date">
            <text:p>1998-04-16</text:p>
          </table:table-cell>
          <table:table-cell table:formula="of:=([.D33]-[.C33])/365" office:value-type="float" office:value="117.008219178082" calcext:value-type="float">
            <text:p>117.008219178082</text:p>
          </table:table-cell>
          <table:table-cell table:formula="of:=([.E33]-[.C33])/365" office:value-type="float" office:value="117.706849315069" calcext:value-type="float">
            <text:p>117.706849315069</text:p>
          </table:table-cell>
        </table:table-row>
        <table:table-row table:style-name="ro1">
          <table:table-cell office:value-type="string" calcext:value-type="string">
            <text:p>Jeanne Calment</text:p>
          </table:table-cell>
          <table:table-cell office:value-type="string" calcext:value-type="string">
            <text:p>F</text:p>
          </table:table-cell>
          <table:table-cell office:value-type="date" office:date-value="1875-02-21" calcext:value-type="date">
            <text:p>1875-02-21</text:p>
          </table:table-cell>
          <table:table-cell table:formula="of:=[.E35]" office:value-type="date" office:date-value="1988-01-11" calcext:value-type="date">
            <text:p>1988-01-11</text:p>
          </table:table-cell>
          <table:table-cell office:value-type="date" office:date-value="1997-08-04" calcext:value-type="date">
            <text:p>1997-08-04</text:p>
          </table:table-cell>
          <table:table-cell table:formula="of:=([.D34]-[.C34])/365" office:value-type="float" office:value="112.961643835616" calcext:value-type="float">
            <text:p>112.961643835616</text:p>
          </table:table-cell>
          <table:table-cell table:formula="of:=([.E34]-[.C34])/365" office:value-type="float" office:value="122.531506849315" calcext:value-type="float">
            <text:p>122.531506849315</text:p>
          </table:table-cell>
        </table:table-row>
        <table:table-row table:style-name="ro1">
          <table:table-cell office:value-type="string" calcext:value-type="string">
            <text:p>Florence Knapp</text:p>
          </table:table-cell>
          <table:table-cell office:value-type="string" calcext:value-type="string">
            <text:p>F</text:p>
          </table:table-cell>
          <table:table-cell office:value-type="date" office:date-value="1873-10-10" calcext:value-type="date">
            <text:p>1873-10-10</text:p>
          </table:table-cell>
          <table:table-cell table:formula="of:=[.E36]" office:value-type="date" office:date-value="1987-12-27" calcext:value-type="date">
            <text:p>1987-12-27</text:p>
          </table:table-cell>
          <table:table-cell office:value-type="date" office:date-value="1988-01-11" calcext:value-type="date">
            <text:p>1988-01-11</text:p>
          </table:table-cell>
          <table:table-cell table:formula="of:=([.D35]-[.C35])/365" office:value-type="float" office:value="114.287671232877" calcext:value-type="float">
            <text:p>114.287671232877</text:p>
          </table:table-cell>
          <table:table-cell table:formula="of:=([.E35]-[.C35])/365" office:value-type="float" office:value="114.328767123288" calcext:value-type="float">
            <text:p>114.328767123288</text:p>
          </table:table-cell>
        </table:table-row>
        <table:table-row table:style-name="ro1">
          <table:table-cell office:value-type="string" calcext:value-type="string">
            <text:p>Anna Eliza Williams</text:p>
          </table:table-cell>
          <table:table-cell office:value-type="string" calcext:value-type="string">
            <text:p>F</text:p>
          </table:table-cell>
          <table:table-cell office:value-type="date" office:date-value="1873-06-02" calcext:value-type="date">
            <text:p>1873-06-02</text:p>
          </table:table-cell>
          <table:table-cell table:formula="of:=[.E37]" office:value-type="date" office:date-value="1987-02-02" calcext:value-type="date">
            <text:p>1987-02-02</text:p>
          </table:table-cell>
          <table:table-cell office:value-type="date" office:date-value="1987-12-27" calcext:value-type="date">
            <text:p>1987-12-27</text:p>
          </table:table-cell>
          <table:table-cell table:formula="of:=([.D36]-[.C36])/365" office:value-type="float" office:value="113.745205479452" calcext:value-type="float">
            <text:p>113.745205479452</text:p>
          </table:table-cell>
          <table:table-cell table:formula="of:=([.E36]-[.C36])/365" office:value-type="float" office:value="114.643835616438" calcext:value-type="float">
            <text:p>114.643835616438</text:p>
          </table:table-cell>
        </table:table-row>
        <table:table-row table:style-name="ro1">
          <table:table-cell office:value-type="string" calcext:value-type="string">
            <text:p>Mary McKinney</text:p>
          </table:table-cell>
          <table:table-cell office:value-type="string" calcext:value-type="string">
            <text:p>F</text:p>
          </table:table-cell>
          <table:table-cell office:value-type="date" office:date-value="1873-05-30" calcext:value-type="date">
            <text:p>1873-05-30</text:p>
          </table:table-cell>
          <table:table-cell table:formula="of:=[.E38]" office:value-type="date" office:date-value="1986-10-21" calcext:value-type="date">
            <text:p>1986-10-21</text:p>
          </table:table-cell>
          <table:table-cell office:value-type="date" office:date-value="1987-02-02" calcext:value-type="date">
            <text:p>1987-02-02</text:p>
          </table:table-cell>
          <table:table-cell table:formula="of:=([.D37]-[.C37])/365" office:value-type="float" office:value="113.468493150685" calcext:value-type="float">
            <text:p>113.468493150685</text:p>
          </table:table-cell>
          <table:table-cell table:formula="of:=([.E37]-[.C37])/365" office:value-type="float" office:value="113.753424657534" calcext:value-type="float">
            <text:p>113.753424657534</text:p>
          </table:table-cell>
        </table:table-row>
        <table:table-row table:style-name="ro1">
          <table:table-cell office:value-type="string" calcext:value-type="string">
            <text:p>Augusta Holtz</text:p>
          </table:table-cell>
          <table:table-cell office:value-type="string" calcext:value-type="string">
            <text:p>F</text:p>
          </table:table-cell>
          <table:table-cell office:value-type="date" office:date-value="1871-08-03" calcext:value-type="date">
            <text:p>1871-08-03</text:p>
          </table:table-cell>
          <table:table-cell table:formula="of:=[.E39]" office:value-type="date" office:date-value="1985-02-16" calcext:value-type="date">
            <text:p>1985-02-16</text:p>
          </table:table-cell>
          <table:table-cell office:value-type="date" office:date-value="1986-10-21" calcext:value-type="date">
            <text:p>1986-10-21</text:p>
          </table:table-cell>
          <table:table-cell table:formula="of:=([.D38]-[.C38])/365" office:value-type="float" office:value="113.616438356164" calcext:value-type="float">
            <text:p>113.616438356164</text:p>
          </table:table-cell>
          <table:table-cell table:formula="of:=([.E38]-[.C38])/365" office:value-type="float" office:value="115.293150684932" calcext:value-type="float">
            <text:p>115.293150684932</text:p>
          </table:table-cell>
        </table:table-row>
        <table:table-row table:style-name="ro1">
          <table:table-cell office:value-type="string" calcext:value-type="string">
            <text:p>Mathew Beard</text:p>
          </table:table-cell>
          <table:table-cell office:value-type="string" calcext:value-type="string">
            <text:p>M</text:p>
          </table:table-cell>
          <table:table-cell office:value-type="date" office:date-value="1870-07-09" calcext:value-type="date">
            <text:p>1870-07-09</text:p>
          </table:table-cell>
          <table:table-cell table:formula="of:=[.E40]" office:value-type="date" office:date-value="1983-10-13" calcext:value-type="date">
            <text:p>1983-10-13</text:p>
          </table:table-cell>
          <table:table-cell office:value-type="date" office:date-value="1985-02-16" calcext:value-type="date">
            <text:p>1985-02-16</text:p>
          </table:table-cell>
          <table:table-cell table:formula="of:=([.D39]-[.C39])/365" office:value-type="float" office:value="113.33698630137" calcext:value-type="float">
            <text:p>113.33698630137</text:p>
          </table:table-cell>
          <table:table-cell table:formula="of:=([.E39]-[.C39])/365" office:value-type="float" office:value="114.684931506849" calcext:value-type="float">
            <text:p>114.684931506849</text:p>
          </table:table-cell>
        </table:table-row>
        <table:table-row table:style-name="ro1">
          <table:table-cell office:value-type="string" calcext:value-type="string">
            <text:p>Emma Wilson</text:p>
          </table:table-cell>
          <table:table-cell office:value-type="string" calcext:value-type="string">
            <text:p>F</text:p>
          </table:table-cell>
          <table:table-cell office:value-type="date" office:date-value="1870-05-12" calcext:value-type="date">
            <text:p>1870-05-12</text:p>
          </table:table-cell>
          <table:table-cell table:formula="of:=[.E41]" office:value-type="date" office:date-value="1982-11-13" calcext:value-type="date">
            <text:p>1982-11-13</text:p>
          </table:table-cell>
          <table:table-cell office:value-type="date" office:date-value="1983-10-13" calcext:value-type="date">
            <text:p>1983-10-13</text:p>
          </table:table-cell>
          <table:table-cell table:formula="of:=([.D40]-[.C40])/365" office:value-type="float" office:value="112.580821917808" calcext:value-type="float">
            <text:p>112.580821917808</text:p>
          </table:table-cell>
          <table:table-cell table:formula="of:=([.E40]-[.C40])/365" office:value-type="float" office:value="113.495890410959" calcext:value-type="float">
            <text:p>113.495890410959</text:p>
          </table:table-cell>
        </table:table-row>
        <table:table-row table:style-name="ro1">
          <table:table-cell office:value-type="string" calcext:value-type="string">
            <text:p>Nellie Spencer </text:p>
          </table:table-cell>
          <table:table-cell office:value-type="string" calcext:value-type="string">
            <text:p>F</text:p>
          </table:table-cell>
          <table:table-cell office:value-type="date" office:date-value="1869-08-24" calcext:value-type="date">
            <text:p>1869-08-24</text:p>
          </table:table-cell>
          <table:table-cell table:formula="of:=[.E42]" office:value-type="date" office:date-value="1981-03-08" calcext:value-type="date">
            <text:p>1981-03-08</text:p>
          </table:table-cell>
          <table:table-cell office:value-type="date" office:date-value="1982-11-13" calcext:value-type="date">
            <text:p>1982-11-13</text:p>
          </table:table-cell>
          <table:table-cell table:formula="of:=([.D41]-[.C41])/365" office:value-type="float" office:value="111.61095890411" calcext:value-type="float">
            <text:p>111.61095890411</text:p>
          </table:table-cell>
          <table:table-cell table:formula="of:=([.E41]-[.C41])/365" office:value-type="float" office:value="113.295890410959" calcext:value-type="float">
            <text:p>113.295890410959</text:p>
          </table:table-cell>
        </table:table-row>
        <table:table-row table:style-name="ro1">
          <table:table-cell office:value-type="string" calcext:value-type="string">
            <text:p>Augustine Tessier</text:p>
          </table:table-cell>
          <table:table-cell office:value-type="string" calcext:value-type="string">
            <text:p>F</text:p>
          </table:table-cell>
          <table:table-cell office:value-type="date" office:date-value="1869-01-02" calcext:value-type="date">
            <text:p>1869-01-02</text:p>
          </table:table-cell>
          <table:table-cell table:formula="of:=[.E43]" office:value-type="date" office:date-value="1981-01-22" calcext:value-type="date">
            <text:p>1981-01-22</text:p>
          </table:table-cell>
          <table:table-cell office:value-type="date" office:date-value="1981-03-08" calcext:value-type="date">
            <text:p>1981-03-08</text:p>
          </table:table-cell>
          <table:table-cell table:formula="of:=([.D42]-[.C42])/365" office:value-type="float" office:value="112.128767123288" calcext:value-type="float">
            <text:p>112.128767123288</text:p>
          </table:table-cell>
          <table:table-cell table:formula="of:=([.E42]-[.C42])/365" office:value-type="float" office:value="112.252054794521" calcext:value-type="float">
            <text:p>112.252054794521</text:p>
          </table:table-cell>
        </table:table-row>
        <table:table-row table:style-name="ro1">
          <table:table-cell office:value-type="string" calcext:value-type="string">
            <text:p>Fannie Thomas</text:p>
          </table:table-cell>
          <table:table-cell office:value-type="string" calcext:value-type="string">
            <text:p>F</text:p>
          </table:table-cell>
          <table:table-cell office:value-type="date" office:date-value="1867-04-14" calcext:value-type="date">
            <text:p>1867-04-14</text:p>
          </table:table-cell>
          <table:table-cell table:formula="of:=[.E44]" office:value-type="date" office:date-value="1978-04-25" calcext:value-type="date">
            <text:p>1978-04-25</text:p>
          </table:table-cell>
          <table:table-cell office:value-type="date" office:date-value="1981-01-22" calcext:value-type="date">
            <text:p>1981-01-22</text:p>
          </table:table-cell>
          <table:table-cell table:formula="of:=([.D43]-[.C43])/365" office:value-type="float" office:value="111.104109589041" calcext:value-type="float">
            <text:p>111.104109589041</text:p>
          </table:table-cell>
          <table:table-cell table:formula="of:=([.E43]-[.C43])/365" office:value-type="float" office:value="113.852054794521" calcext:value-type="float">
            <text:p>113.852054794521</text:p>
          </table:table-cell>
        </table:table-row>
        <table:table-row table:style-name="ro1">
          <table:table-cell office:value-type="string" calcext:value-type="string">
            <text:p>Marie-Virginie Duhem</text:p>
          </table:table-cell>
          <table:table-cell office:value-type="string" calcext:value-type="string">
            <text:p>F</text:p>
          </table:table-cell>
          <table:table-cell office:value-type="date" office:date-value="1866-08-02" calcext:value-type="date">
            <text:p>1866-08-02</text:p>
          </table:table-cell>
          <table:table-cell table:formula="of:=[.E45]" office:value-type="date" office:date-value="1977-12-02" calcext:value-type="date">
            <text:p>1977-12-02</text:p>
          </table:table-cell>
          <table:table-cell office:value-type="date" office:date-value="1978-04-25" calcext:value-type="date">
            <text:p>1978-04-25</text:p>
          </table:table-cell>
          <table:table-cell table:formula="of:=([.D44]-[.C44])/365" office:value-type="float" office:value="111.408219178082" calcext:value-type="float">
            <text:p>111.408219178082</text:p>
          </table:table-cell>
          <table:table-cell table:formula="of:=([.E44]-[.C44])/365" office:value-type="float" office:value="111.802739726027" calcext:value-type="float">
            <text:p>111.802739726027</text:p>
          </table:table-cell>
        </table:table-row>
        <table:table-row table:style-name="ro1">
          <table:table-cell office:value-type="string" calcext:value-type="string">
            <text:p>Sophia DeMuth</text:p>
          </table:table-cell>
          <table:table-cell office:value-type="string" calcext:value-type="string">
            <text:p>F</text:p>
          </table:table-cell>
          <table:table-cell office:value-type="date" office:date-value="1866-06-30" calcext:value-type="date">
            <text:p>1866-06-30</text:p>
          </table:table-cell>
          <table:table-cell table:formula="of:=[.E46]" office:value-type="date" office:date-value="1976-11-16" calcext:value-type="date">
            <text:p>1976-11-16</text:p>
          </table:table-cell>
          <table:table-cell office:value-type="date" office:date-value="1977-12-02" calcext:value-type="date">
            <text:p>1977-12-02</text:p>
          </table:table-cell>
          <table:table-cell table:formula="of:=([.D45]-[.C45])/365" office:value-type="float" office:value="110.454794520548" calcext:value-type="float">
            <text:p>110.454794520548</text:p>
          </table:table-cell>
          <table:table-cell table:formula="of:=([.E45]-[.C45])/365" office:value-type="float" office:value="111.498630136986" calcext:value-type="float">
            <text:p>111.498630136986</text:p>
          </table:table-cell>
        </table:table-row>
        <table:table-row table:style-name="ro1">
          <table:table-cell office:value-type="string" calcext:value-type="string">
            <text:p>Niwa Kawamoto</text:p>
          </table:table-cell>
          <table:table-cell office:value-type="string" calcext:value-type="string">
            <text:p>F</text:p>
          </table:table-cell>
          <table:table-cell office:value-type="date" office:date-value="1863-08-05" calcext:value-type="date">
            <text:p>1863-08-05</text:p>
          </table:table-cell>
          <table:table-cell table:formula="of:=[.E47]" office:value-type="date" office:date-value="1975-05-31" calcext:value-type="date">
            <text:p>1975-05-31</text:p>
          </table:table-cell>
          <table:table-cell office:value-type="date" office:date-value="1976-11-16" calcext:value-type="date">
            <text:p>1976-11-16</text:p>
          </table:table-cell>
          <table:table-cell table:formula="of:=([.D46]-[.C46])/365" office:value-type="float" office:value="111.893150684932" calcext:value-type="float">
            <text:p>111.893150684932</text:p>
          </table:table-cell>
          <table:table-cell table:formula="of:=([.E46]-[.C46])/365" office:value-type="float" office:value="113.358904109589" calcext:value-type="float">
            <text:p>113.358904109589</text:p>
          </table:table-cell>
        </table:table-row>
        <table:table-row table:style-name="ro1">
          <table:table-cell office:value-type="string" calcext:value-type="string">
            <text:p>Mito Umeta</text:p>
          </table:table-cell>
          <table:table-cell office:value-type="string" calcext:value-type="string">
            <text:p>F</text:p>
          </table:table-cell>
          <table:table-cell office:value-type="date" office:date-value="1863-03-27" calcext:value-type="date">
            <text:p>1863-03-27</text:p>
          </table:table-cell>
          <table:table-cell table:formula="of:=[.E48]" office:value-type="date" office:date-value="1973-10-31" calcext:value-type="date">
            <text:p>1973-10-31</text:p>
          </table:table-cell>
          <table:table-cell office:value-type="date" office:date-value="1975-05-31" calcext:value-type="date">
            <text:p>1975-05-31</text:p>
          </table:table-cell>
          <table:table-cell table:formula="of:=([.D47]-[.C47])/365" office:value-type="float" office:value="110.671232876712" calcext:value-type="float">
            <text:p>110.671232876712</text:p>
          </table:table-cell>
          <table:table-cell table:formula="of:=([.E47]-[.C47])/365" office:value-type="float" office:value="112.252054794521" calcext:value-type="float">
            <text:p>112.252054794521</text:p>
          </table:table-cell>
        </table:table-row>
        <table:table-row table:style-name="ro1">
          <table:table-cell office:value-type="string" calcext:value-type="string">
            <text:p>Elizabeth Watkins</text:p>
          </table:table-cell>
          <table:table-cell office:value-type="string" calcext:value-type="string">
            <text:p>F</text:p>
          </table:table-cell>
          <table:table-cell office:value-type="date" office:date-value="1863-03-10" calcext:value-type="date">
            <text:p>1863-03-10</text:p>
          </table:table-cell>
          <table:table-cell table:formula="of:=[.E49]" office:value-type="date" office:date-value="1973-08-18" calcext:value-type="date">
            <text:p>1973-08-18</text:p>
          </table:table-cell>
          <table:table-cell office:value-type="date" office:date-value="1973-10-31" calcext:value-type="date">
            <text:p>1973-10-31</text:p>
          </table:table-cell>
          <table:table-cell table:formula="of:=([.D48]-[.C48])/365" office:value-type="float" office:value="110.515068493151" calcext:value-type="float">
            <text:p>110.515068493151</text:p>
          </table:table-cell>
          <table:table-cell table:formula="of:=([.E48]-[.C48])/365" office:value-type="float" office:value="110.717808219178" calcext:value-type="float">
            <text:p>110.717808219178</text:p>
          </table:table-cell>
        </table:table-row>
        <table:table-row table:style-name="ro1">
          <table:table-cell office:value-type="string" calcext:value-type="string">
            <text:p>Alice Stevenson</text:p>
          </table:table-cell>
          <table:table-cell office:value-type="string" calcext:value-type="string">
            <text:p>F</text:p>
          </table:table-cell>
          <table:table-cell office:value-type="date" office:date-value="1861-07-10" calcext:value-type="date">
            <text:p>1861-07-10</text:p>
          </table:table-cell>
          <table:table-cell table:formula="of:=[.E50]" office:value-type="date" office:date-value="1973-02-27" calcext:value-type="date">
            <text:p>1973-02-27</text:p>
          </table:table-cell>
          <table:table-cell office:value-type="date" office:date-value="1973-08-18" calcext:value-type="date">
            <text:p>1973-08-18</text:p>
          </table:table-cell>
          <table:table-cell table:formula="of:=([.D49]-[.C49])/365" office:value-type="float" office:value="111.709589041096" calcext:value-type="float">
            <text:p>111.709589041096</text:p>
          </table:table-cell>
          <table:table-cell table:formula="of:=([.E49]-[.C49])/365" office:value-type="float" office:value="112.180821917808" calcext:value-type="float">
            <text:p>112.180821917808</text:p>
          </table:table-cell>
        </table:table-row>
        <table:table-row table:style-name="ro1">
          <table:table-cell office:value-type="string" calcext:value-type="string">
            <text:p>Josefa Salas</text:p>
          </table:table-cell>
          <table:table-cell office:value-type="string" calcext:value-type="string">
            <text:p>F</text:p>
          </table:table-cell>
          <table:table-cell office:value-type="date" office:date-value="1860-07-14" calcext:value-type="date">
            <text:p>1860-07-14</text:p>
          </table:table-cell>
          <table:table-cell table:formula="of:=[.E51]" office:value-type="date" office:date-value="1970-01-11" calcext:value-type="date">
            <text:p>1970-01-11</text:p>
          </table:table-cell>
          <table:table-cell office:value-type="date" office:date-value="1973-02-27" calcext:value-type="date">
            <text:p>1973-02-27</text:p>
          </table:table-cell>
          <table:table-cell table:formula="of:=([.D50]-[.C50])/365" office:value-type="float" office:value="109.567123287671" calcext:value-type="float">
            <text:p>109.567123287671</text:p>
          </table:table-cell>
          <table:table-cell table:formula="of:=([.E50]-[.C50])/365" office:value-type="float" office:value="112.698630136986" calcext:value-type="float">
            <text:p>112.698630136986</text:p>
          </table:table-cell>
        </table:table-row>
        <table:table-row table:style-name="ro1">
          <table:table-cell office:value-type="string" calcext:value-type="string">
            <text:p>Ada Roe</text:p>
          </table:table-cell>
          <table:table-cell office:value-type="string" calcext:value-type="string">
            <text:p>F</text:p>
          </table:table-cell>
          <table:table-cell office:value-type="date" office:date-value="1858-02-06" calcext:value-type="date">
            <text:p>1858-02-06</text:p>
          </table:table-cell>
          <table:table-cell table:formula="of:=[.E52]" office:value-type="date" office:date-value="1969-05-04" calcext:value-type="date">
            <text:p>1969-05-04</text:p>
          </table:table-cell>
          <table:table-cell office:value-type="date" office:date-value="1970-01-11" calcext:value-type="date">
            <text:p>1970-01-11</text:p>
          </table:table-cell>
          <table:table-cell table:formula="of:=([.D51]-[.C51])/365" office:value-type="float" office:value="111.312328767123" calcext:value-type="float">
            <text:p>111.312328767123</text:p>
          </table:table-cell>
          <table:table-cell table:formula="of:=([.E51]-[.C51])/365" office:value-type="float" office:value="112.002739726027" calcext:value-type="float">
            <text:p>112.002739726027</text:p>
          </table:table-cell>
        </table:table-row>
        <table:table-row table:style-name="ro1">
          <table:table-cell office:value-type="string" calcext:value-type="string">
            <text:p>Marie Bernatkova</text:p>
          </table:table-cell>
          <table:table-cell office:value-type="string" calcext:value-type="string">
            <text:p>F</text:p>
          </table:table-cell>
          <table:table-cell office:value-type="date" office:date-value="1857-10-22" calcext:value-type="date">
            <text:p>1857-10-22</text:p>
          </table:table-cell>
          <table:table-cell table:formula="of:=[.E53]" office:value-type="date" office:date-value="1968-06-16" calcext:value-type="date">
            <text:p>1968-06-16</text:p>
          </table:table-cell>
          <table:table-cell office:value-type="date" office:date-value="1969-05-04" calcext:value-type="date">
            <text:p>1969-05-04</text:p>
          </table:table-cell>
          <table:table-cell table:formula="of:=([.D52]-[.C52])/365" office:value-type="float" office:value="110.723287671233" calcext:value-type="float">
            <text:p>110.723287671233</text:p>
          </table:table-cell>
          <table:table-cell table:formula="of:=([.E52]-[.C52])/365" office:value-type="float" office:value="111.605479452055" calcext:value-type="float">
            <text:p>111.605479452055</text:p>
          </table:table-cell>
        </table:table-row>
        <table:table-row table:style-name="ro1">
          <table:table-cell office:value-type="string" calcext:value-type="string">
            <text:p>Johanna Booysen</text:p>
          </table:table-cell>
          <table:table-cell office:value-type="string" calcext:value-type="string">
            <text:p>F</text:p>
          </table:table-cell>
          <table:table-cell office:value-type="date" office:date-value="1857-01-17" calcext:value-type="date">
            <text:p>1857-01-17</text:p>
          </table:table-cell>
          <table:table-cell table:formula="of:=[.E54]" office:value-type="date" office:date-value="1968-03-21" calcext:value-type="date">
            <text:p>1968-03-21</text:p>
          </table:table-cell>
          <table:table-cell office:value-type="date" office:date-value="1968-06-16" calcext:value-type="date">
            <text:p>1968-06-16</text:p>
          </table:table-cell>
          <table:table-cell table:formula="of:=([.D53]-[.C53])/365" office:value-type="float" office:value="111.246575342466" calcext:value-type="float">
            <text:p>111.246575342466</text:p>
          </table:table-cell>
          <table:table-cell table:formula="of:=([.E53]-[.C53])/365" office:value-type="float" office:value="111.484931506849" calcext:value-type="float">
            <text:p>111.484931506849</text:p>
          </table:table-cell>
        </table:table-row>
        <table:table-row table:style-name="ro1">
          <table:table-cell office:value-type="string" calcext:value-type="string">
            <text:p>John Mosley Turner</text:p>
          </table:table-cell>
          <table:table-cell office:value-type="string" calcext:value-type="string">
            <text:p>M</text:p>
          </table:table-cell>
          <table:table-cell office:value-type="date" office:date-value="1856-06-15" calcext:value-type="date">
            <text:p>1856-06-15</text:p>
          </table:table-cell>
          <table:table-cell table:formula="of:=[.E55]" office:value-type="date" office:date-value="1966-01-10" calcext:value-type="date">
            <text:p>1966-01-10</text:p>
          </table:table-cell>
          <table:table-cell office:value-type="date" office:date-value="1968-03-21" calcext:value-type="date">
            <text:p>1968-03-21</text:p>
          </table:table-cell>
          <table:table-cell table:formula="of:=([.D54]-[.C54])/365" office:value-type="float" office:value="109.643835616438" calcext:value-type="float">
            <text:p>109.643835616438</text:p>
          </table:table-cell>
          <table:table-cell table:formula="of:=([.E54]-[.C54])/365" office:value-type="float" office:value="111.838356164384" calcext:value-type="float">
            <text:p>111.838356164384</text:p>
          </table:table-cell>
        </table:table-row>
        <table:table-row table:style-name="ro1">
          <table:table-cell office:value-type="string" calcext:value-type="string">
            <text:p>Hannah Smith</text:p>
          </table:table-cell>
          <table:table-cell office:value-type="string" calcext:value-type="string">
            <text:p>F</text:p>
          </table:table-cell>
          <table:table-cell office:value-type="date" office:date-value="1856-01-07" calcext:value-type="date">
            <text:p>1856-01-07</text:p>
          </table:table-cell>
          <table:table-cell table:formula="of:=[.E56]" office:value-type="date" office:date-value="1965-08-06" calcext:value-type="date">
            <text:p>1965-08-06</text:p>
          </table:table-cell>
          <table:table-cell office:value-type="date" office:date-value="1966-01-10" calcext:value-type="date">
            <text:p>1966-01-10</text:p>
          </table:table-cell>
          <table:table-cell table:formula="of:=([.D55]-[.C55])/365" office:value-type="float" office:value="109.652054794521" calcext:value-type="float">
            <text:p>109.652054794521</text:p>
          </table:table-cell>
          <table:table-cell table:formula="of:=([.E55]-[.C55])/365" office:value-type="float" office:value="110.082191780822" calcext:value-type="float">
            <text:p>110.082191780822</text:p>
          </table:table-cell>
        </table:table-row>
        <table:table-row table:style-name="ro1">
          <table:table-cell office:value-type="string" calcext:value-type="string">
            <text:p>William Fullingim</text:p>
          </table:table-cell>
          <table:table-cell office:value-type="string" calcext:value-type="string">
            <text:p>M</text:p>
          </table:table-cell>
          <table:table-cell office:value-type="date" office:date-value="1855-07-07" calcext:value-type="date">
            <text:p>1855-07-07</text:p>
          </table:table-cell>
          <table:table-cell table:formula="of:=[.E57]" office:value-type="date" office:date-value="1965-03-06" calcext:value-type="date">
            <text:p>1965-03-06</text:p>
          </table:table-cell>
          <table:table-cell office:value-type="date" office:date-value="1965-08-06" calcext:value-type="date">
            <text:p>1965-08-06</text:p>
          </table:table-cell>
          <table:table-cell table:formula="of:=([.D56]-[.C56])/365" office:value-type="float" office:value="109.73698630137" calcext:value-type="float">
            <text:p>109.73698630137</text:p>
          </table:table-cell>
          <table:table-cell table:formula="of:=([.E56]-[.C56])/365" office:value-type="float" office:value="110.156164383562" calcext:value-type="float">
            <text:p>110.156164383562</text:p>
          </table:table-cell>
        </table:table-row>
        <table:table-row table:style-name="ro1">
          <table:table-cell office:value-type="string" calcext:value-type="string">
            <text:p>Elizabeth Kensley</text:p>
          </table:table-cell>
          <table:table-cell office:value-type="string" calcext:value-type="string">
            <text:p>F</text:p>
          </table:table-cell>
          <table:table-cell office:value-type="date" office:date-value="1855-05-12" calcext:value-type="date">
            <text:p>1855-05-12</text:p>
          </table:table-cell>
          <table:table-cell table:formula="of:=[.E58]" office:value-type="date" office:date-value="1964-12-30" calcext:value-type="date">
            <text:p>1964-12-30</text:p>
          </table:table-cell>
          <table:table-cell office:value-type="date" office:date-value="1965-03-06" calcext:value-type="date">
            <text:p>1965-03-06</text:p>
          </table:table-cell>
          <table:table-cell table:formula="of:=([.D57]-[.C57])/365" office:value-type="float" office:value="109.709589041096" calcext:value-type="float">
            <text:p>109.709589041096</text:p>
          </table:table-cell>
          <table:table-cell table:formula="of:=([.E57]-[.C57])/365" office:value-type="float" office:value="109.890410958904" calcext:value-type="float">
            <text:p>109.890410958904</text:p>
          </table:table-cell>
        </table:table-row>
        <table:table-row table:style-name="ro1">
          <table:table-cell office:value-type="string" calcext:value-type="string">
            <text:p>Mary Kelly</text:p>
          </table:table-cell>
          <table:table-cell office:value-type="string" calcext:value-type="string">
            <text:p>F</text:p>
          </table:table-cell>
          <table:table-cell office:value-type="date" office:date-value="1851-06-07" calcext:value-type="date">
            <text:p>1851-06-07</text:p>
          </table:table-cell>
          <table:table-cell table:formula="of:=[.E59]" office:value-type="date" office:date-value="1959-11-24" calcext:value-type="date">
            <text:p>1959-11-24</text:p>
          </table:table-cell>
          <table:table-cell office:value-type="date" office:date-value="1964-12-30" calcext:value-type="date">
            <text:p>1964-12-30</text:p>
          </table:table-cell>
          <table:table-cell table:formula="of:=([.D58]-[.C58])/365" office:value-type="float" office:value="108.53698630137" calcext:value-type="float">
            <text:p>108.53698630137</text:p>
          </table:table-cell>
          <table:table-cell table:formula="of:=([.E58]-[.C58])/365" office:value-type="float" office:value="113.641095890411" calcext:value-type="float">
            <text:p>113.641095890411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[.C60]" office:value-type="date" office:date-value="1899-12-30" calcext:value-type="date">
            <text:p>1899-12-30</text:p>
          </table:table-cell>
          <table:table-cell office:value-type="date" office:date-value="1959-11-24" calcext:value-type="date">
            <text:p>1959-11-24</text:p>
          </table:table-cell>
          <table:table-cell table:formula="of:=([.D59]-[.C59])/365" office:value-type="float" office:value="0" calcext:value-type="float">
            <text:p>0</text:p>
          </table:table-cell>
          <table:table-cell/>
        </table:table-row>
      </table:table>
      <table:table table:name="Data Frozen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iyo Miyako</text:p>
          </table:table-cell>
          <table:table-cell office:value-type="string" calcext:value-type="string">
            <text:p>F</text:p>
          </table:table-cell>
          <table:table-cell office:value-type="date" office:date-value="1901-05-02" calcext:value-type="date">
            <text:p>1901-05-02</text:p>
          </table:table-cell>
          <table:table-cell office:value-type="date" office:date-value="2018-04-21" calcext:value-type="date">
            <text:p>2018-04-21</text:p>
          </table:table-cell>
          <table:table-cell office:value-type="date" office:date-value="2018-04-23" calcext:value-type="date">
            <text:p>2018-04-23</text:p>
          </table:table-cell>
          <table:table-cell office:value-type="float" office:value="117.049315068493" calcext:value-type="float">
            <text:p>117.049315068493</text:p>
          </table:table-cell>
          <table:table-cell office:value-type="float" office:value="117.054794520548" calcext:value-type="float">
            <text:p>117.054794520548</text:p>
          </table:table-cell>
        </table:table-row>
        <table:table-row table:style-name="ro1">
          <table:table-cell office:value-type="string" calcext:value-type="string">
            <text:p>Nabi Tajima</text:p>
          </table:table-cell>
          <table:table-cell office:value-type="string" calcext:value-type="string">
            <text:p>F</text:p>
          </table:table-cell>
          <table:table-cell office:value-type="date" office:date-value="1900-08-04" calcext:value-type="date">
            <text:p>1900-08-04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8-04-21" calcext:value-type="date">
            <text:p>2018-04-21</text:p>
          </table:table-cell>
          <table:table-cell office:value-type="float" office:value="117.194520547945" calcext:value-type="float">
            <text:p>117.194520547945</text:p>
          </table:table-cell>
          <table:table-cell office:value-type="float" office:value="117.791780821918" calcext:value-type="float">
            <text:p>117.791780821918</text:p>
          </table:table-cell>
        </table:table-row>
        <table:table-row table:style-name="ro1">
          <table:table-cell office:value-type="string" calcext:value-type="string">
            <text:p>Violet Brown</text:p>
          </table:table-cell>
          <table:table-cell office:value-type="string" calcext:value-type="string">
            <text:p>F</text:p>
          </table:table-cell>
          <table:table-cell office:value-type="date" office:date-value="1900-03-10" calcext:value-type="date">
            <text:p>1900-03-10</text:p>
          </table:table-cell>
          <table:table-cell office:value-type="date" office:date-value="2017-04-15" calcext:value-type="date">
            <text:p>2017-04-15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17.178082191781" calcext:value-type="float">
            <text:p>117.178082191781</text:p>
          </table:table-cell>
          <table:table-cell office:value-type="float" office:value="117.597260273973" calcext:value-type="float">
            <text:p>117.597260273973</text:p>
          </table:table-cell>
        </table:table-row>
        <table:table-row table:style-name="ro1">
          <table:table-cell office:value-type="string" calcext:value-type="string">
            <text:p>Emma Morano</text:p>
          </table:table-cell>
          <table:table-cell office:value-type="string" calcext:value-type="string">
            <text:p>F</text:p>
          </table:table-cell>
          <table:table-cell office:value-type="date" office:date-value="1899-11-29" calcext:value-type="date">
            <text:p>1899-11-29</text:p>
          </table:table-cell>
          <table:table-cell office:value-type="date" office:date-value="2016-05-12" calcext:value-type="date">
            <text:p>2016-05-12</text:p>
          </table:table-cell>
          <table:table-cell office:value-type="date" office:date-value="2017-04-15" calcext:value-type="date">
            <text:p>2017-04-15</text:p>
          </table:table-cell>
          <table:table-cell office:value-type="float" office:value="116.528767123288" calcext:value-type="float">
            <text:p>116.528767123288</text:p>
          </table:table-cell>
          <table:table-cell office:value-type="float" office:value="117.454794520548" calcext:value-type="float">
            <text:p>117.454794520548</text:p>
          </table:table-cell>
        </table:table-row>
        <table:table-row table:style-name="ro1">
          <table:table-cell office:value-type="string" calcext:value-type="string">
            <text:p>Susannah Mushatt Jones</text:p>
          </table:table-cell>
          <table:table-cell office:value-type="string" calcext:value-type="string">
            <text:p>F</text:p>
          </table:table-cell>
          <table:table-cell office:value-type="date" office:date-value="1899-07-06" calcext:value-type="date">
            <text:p>1899-07-06</text:p>
          </table:table-cell>
          <table:table-cell office:value-type="date" office:date-value="2015-06-17" calcext:value-type="date">
            <text:p>2015-06-17</text:p>
          </table:table-cell>
          <table:table-cell office:value-type="date" office:date-value="2016-05-12" calcext:value-type="date">
            <text:p>2016-05-12</text:p>
          </table:table-cell>
          <table:table-cell office:value-type="float" office:value="116.024657534247" calcext:value-type="float">
            <text:p>116.024657534247</text:p>
          </table:table-cell>
          <table:table-cell office:value-type="float" office:value="116.928767123288" calcext:value-type="float">
            <text:p>116.928767123288</text:p>
          </table:table-cell>
        </table:table-row>
        <table:table-row table:style-name="ro1">
          <table:table-cell office:value-type="string" calcext:value-type="string">
            <text:p>Jeralean Talley</text:p>
          </table:table-cell>
          <table:table-cell office:value-type="string" calcext:value-type="string">
            <text:p>F</text:p>
          </table:table-cell>
          <table:table-cell office:value-type="date" office:date-value="1899-05-23" calcext:value-type="date">
            <text:p>1899-05-23</text:p>
          </table:table-cell>
          <table:table-cell office:value-type="date" office:date-value="2015-04-06" calcext:value-type="date">
            <text:p>2015-04-06</text:p>
          </table:table-cell>
          <table:table-cell office:value-type="date" office:date-value="2015-06-17" calcext:value-type="date">
            <text:p>2015-06-17</text:p>
          </table:table-cell>
          <table:table-cell office:value-type="float" office:value="115.947945205479" calcext:value-type="float">
            <text:p>115.947945205479</text:p>
          </table:table-cell>
          <table:table-cell office:value-type="float" office:value="116.145205479452" calcext:value-type="float">
            <text:p>116.145205479452</text:p>
          </table:table-cell>
        </table:table-row>
        <table:table-row table:style-name="ro1">
          <table:table-cell office:value-type="string" calcext:value-type="string">
            <text:p>Gertrude Weaver</text:p>
          </table:table-cell>
          <table:table-cell office:value-type="string" calcext:value-type="string">
            <text:p>F</text:p>
          </table:table-cell>
          <table:table-cell office:value-type="date" office:date-value="1898-07-04" calcext:value-type="date">
            <text:p>1898-07-04</text:p>
          </table:table-cell>
          <table:table-cell office:value-type="date" office:date-value="2015-04-01" calcext:value-type="date">
            <text:p>2015-04-01</text:p>
          </table:table-cell>
          <table:table-cell office:value-type="date" office:date-value="2015-04-06" calcext:value-type="date">
            <text:p>2015-04-06</text:p>
          </table:table-cell>
          <table:table-cell office:value-type="float" office:value="116.819178082192" calcext:value-type="float">
            <text:p>116.819178082192</text:p>
          </table:table-cell>
          <table:table-cell office:value-type="float" office:value="116.832876712329" calcext:value-type="float">
            <text:p>116.832876712329</text:p>
          </table:table-cell>
        </table:table-row>
        <table:table-row table:style-name="ro1">
          <table:table-cell office:value-type="string" calcext:value-type="string">
            <text:p>Misao Okawa</text:p>
          </table:table-cell>
          <table:table-cell office:value-type="string" calcext:value-type="string">
            <text:p>F</text:p>
          </table:table-cell>
          <table:table-cell office:value-type="date" office:date-value="1898-03-05" calcext:value-type="date">
            <text:p>1898-03-05</text:p>
          </table:table-cell>
          <table:table-cell office:value-type="date" office:date-value="2013-06-12" calcext:value-type="date">
            <text:p>2013-06-12</text:p>
          </table:table-cell>
          <table:table-cell office:value-type="date" office:date-value="2015-04-01" calcext:value-type="date">
            <text:p>2015-04-01</text:p>
          </table:table-cell>
          <table:table-cell office:value-type="float" office:value="115.347945205479" calcext:value-type="float">
            <text:p>115.347945205479</text:p>
          </table:table-cell>
          <table:table-cell office:value-type="float" office:value="117.150684931507" calcext:value-type="float">
            <text:p>117.150684931507</text:p>
          </table:table-cell>
        </table:table-row>
        <table:table-row table:style-name="ro1">
          <table:table-cell office:value-type="string" calcext:value-type="string">
            <text:p>Jiroemon Kimura</text:p>
          </table:table-cell>
          <table:table-cell office:value-type="string" calcext:value-type="string">
            <text:p>M</text:p>
          </table:table-cell>
          <table:table-cell office:value-type="date" office:date-value="1897-04-19" calcext:value-type="date">
            <text:p>1897-04-19</text:p>
          </table:table-cell>
          <table:table-cell office:value-type="date" office:date-value="2012-12-17" calcext:value-type="date">
            <text:p>2012-12-17</text:p>
          </table:table-cell>
          <table:table-cell office:value-type="date" office:date-value="2013-06-12" calcext:value-type="date">
            <text:p>2013-06-12</text:p>
          </table:table-cell>
          <table:table-cell office:value-type="float" office:value="115.739726027397" calcext:value-type="float">
            <text:p>115.739726027397</text:p>
          </table:table-cell>
          <table:table-cell office:value-type="float" office:value="116.224657534247" calcext:value-type="float">
            <text:p>116.224657534247</text:p>
          </table:table-cell>
        </table:table-row>
        <table:table-row table:style-name="ro1">
          <table:table-cell office:value-type="string" calcext:value-type="string">
            <text:p>Dina Manfredini</text:p>
          </table:table-cell>
          <table:table-cell office:value-type="string" calcext:value-type="string">
            <text:p>F</text:p>
          </table:table-cell>
          <table:table-cell office:value-type="date" office:date-value="1897-04-04" calcext:value-type="date">
            <text:p>1897-04-04</text:p>
          </table:table-cell>
          <table:table-cell office:value-type="date" office:date-value="2012-12-04" calcext:value-type="date">
            <text:p>2012-12-04</text:p>
          </table:table-cell>
          <table:table-cell office:value-type="date" office:date-value="2012-12-17" calcext:value-type="date">
            <text:p>2012-12-17</text:p>
          </table:table-cell>
          <table:table-cell office:value-type="float" office:value="115.745205479452" calcext:value-type="float">
            <text:p>115.745205479452</text:p>
          </table:table-cell>
          <table:table-cell office:value-type="float" office:value="115.780821917808" calcext:value-type="float">
            <text:p>115.780821917808</text:p>
          </table:table-cell>
        </table:table-row>
        <table:table-row table:style-name="ro1">
          <table:table-cell office:value-type="string" calcext:value-type="string">
            <text:p>Besse Cooper</text:p>
          </table:table-cell>
          <table:table-cell office:value-type="string" calcext:value-type="string">
            <text:p>F</text:p>
          </table:table-cell>
          <table:table-cell office:value-type="date" office:date-value="1896-08-26" calcext:value-type="date">
            <text:p>1896-08-26</text:p>
          </table:table-cell>
          <table:table-cell office:value-type="date" office:date-value="2011-06-21" calcext:value-type="date">
            <text:p>2011-06-21</text:p>
          </table:table-cell>
          <table:table-cell office:value-type="date" office:date-value="2012-12-04" calcext:value-type="date">
            <text:p>2012-12-04</text:p>
          </table:table-cell>
          <table:table-cell office:value-type="float" office:value="114.893150684932" calcext:value-type="float">
            <text:p>114.893150684932</text:p>
          </table:table-cell>
          <table:table-cell office:value-type="float" office:value="116.350684931507" calcext:value-type="float">
            <text:p>116.350684931507</text:p>
          </table:table-cell>
        </table:table-row>
        <table:table-row table:style-name="ro1">
          <table:table-cell office:value-type="string" calcext:value-type="string">
            <text:p>Maria Gomes Valentim</text:p>
          </table:table-cell>
          <table:table-cell office:value-type="string" calcext:value-type="string">
            <text:p>F</text:p>
          </table:table-cell>
          <table:table-cell office:value-type="date" office:date-value="1896-07-09" calcext:value-type="date">
            <text:p>1896-07-09</text:p>
          </table:table-cell>
          <table:table-cell office:value-type="date" office:date-value="2010-11-04" calcext:value-type="date">
            <text:p>2010-11-04</text:p>
          </table:table-cell>
          <table:table-cell office:value-type="date" office:date-value="2011-06-21" calcext:value-type="date">
            <text:p>2011-06-21</text:p>
          </table:table-cell>
          <table:table-cell office:value-type="float" office:value="114.397260273973" calcext:value-type="float">
            <text:p>114.397260273973</text:p>
          </table:table-cell>
          <table:table-cell office:value-type="float" office:value="115.024657534247" calcext:value-type="float">
            <text:p>115.024657534247</text:p>
          </table:table-cell>
        </table:table-row>
        <table:table-row table:style-name="ro1">
          <table:table-cell office:value-type="string" calcext:value-type="string">
            <text:p>Eugénie Blanchard</text:p>
          </table:table-cell>
          <table:table-cell office:value-type="string" calcext:value-type="string">
            <text:p>F</text:p>
          </table:table-cell>
          <table:table-cell office:value-type="date" office:date-value="1896-02-16" calcext:value-type="date">
            <text:p>1896-02-16</text:p>
          </table:table-cell>
          <table:table-cell office:value-type="date" office:date-value="2010-05-02" calcext:value-type="date">
            <text:p>2010-05-02</text:p>
          </table:table-cell>
          <table:table-cell office:value-type="date" office:date-value="2010-11-04" calcext:value-type="date">
            <text:p>2010-11-04</text:p>
          </table:table-cell>
          <table:table-cell office:value-type="float" office:value="114.282191780822" calcext:value-type="float">
            <text:p>114.282191780822</text:p>
          </table:table-cell>
          <table:table-cell office:value-type="float" office:value="114.791780821918" calcext:value-type="float">
            <text:p>114.791780821918</text:p>
          </table:table-cell>
        </table:table-row>
        <table:table-row table:style-name="ro1">
          <table:table-cell office:value-type="string" calcext:value-type="string">
            <text:p>Kama Chinen</text:p>
          </table:table-cell>
          <table:table-cell office:value-type="string" calcext:value-type="string">
            <text:p>F</text:p>
          </table:table-cell>
          <table:table-cell office:value-type="date" office:date-value="1895-05-10" calcext:value-type="date">
            <text:p>1895-05-10</text:p>
          </table:table-cell>
          <table:table-cell office:value-type="date" office:date-value="2009-09-11" calcext:value-type="date">
            <text:p>2009-09-11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14.416438356164" calcext:value-type="float">
            <text:p>114.416438356164</text:p>
          </table:table-cell>
          <table:table-cell office:value-type="float" office:value="115.054794520548" calcext:value-type="float">
            <text:p>115.054794520548</text:p>
          </table:table-cell>
        </table:table-row>
        <table:table-row table:style-name="ro1">
          <table:table-cell office:value-type="string" calcext:value-type="string">
            <text:p>Gertrude Baines</text:p>
          </table:table-cell>
          <table:table-cell office:value-type="string" calcext:value-type="string">
            <text:p>F</text:p>
          </table:table-cell>
          <table:table-cell office:value-type="date" office:date-value="1894-04-06" calcext:value-type="date">
            <text:p>1894-04-06</text:p>
          </table:table-cell>
          <table:table-cell office:value-type="date" office:date-value="2009-01-02" calcext:value-type="date">
            <text:p>2009-01-02</text:p>
          </table:table-cell>
          <table:table-cell office:value-type="date" office:date-value="2009-09-11" calcext:value-type="date">
            <text:p>2009-09-11</text:p>
          </table:table-cell>
          <table:table-cell office:value-type="float" office:value="114.819178082192" calcext:value-type="float">
            <text:p>114.819178082192</text:p>
          </table:table-cell>
          <table:table-cell office:value-type="float" office:value="115.509589041096" calcext:value-type="float">
            <text:p>115.509589041096</text:p>
          </table:table-cell>
        </table:table-row>
        <table:table-row table:style-name="ro1">
          <table:table-cell office:value-type="string" calcext:value-type="string">
            <text:p>Maria de Jesus</text:p>
          </table:table-cell>
          <table:table-cell office:value-type="string" calcext:value-type="string">
            <text:p>F</text:p>
          </table:table-cell>
          <table:table-cell office:value-type="date" office:date-value="1893-09-10" calcext:value-type="date">
            <text:p>1893-09-10</text:p>
          </table:table-cell>
          <table:table-cell office:value-type="date" office:date-value="2008-11-26" calcext:value-type="date">
            <text:p>2008-11-26</text:p>
          </table:table-cell>
          <table:table-cell office:value-type="date" office:date-value="2009-01-02" calcext:value-type="date">
            <text:p>2009-01-02</text:p>
          </table:table-cell>
          <table:table-cell office:value-type="float" office:value="115.287671232877" calcext:value-type="float">
            <text:p>115.287671232877</text:p>
          </table:table-cell>
          <table:table-cell office:value-type="float" office:value="115.38904109589" calcext:value-type="float">
            <text:p>115.38904109589</text:p>
          </table:table-cell>
        </table:table-row>
        <table:table-row table:style-name="ro1">
          <table:table-cell office:value-type="string" calcext:value-type="string">
            <text:p>Edna Parker</text:p>
          </table:table-cell>
          <table:table-cell office:value-type="string" calcext:value-type="string">
            <text:p>F</text:p>
          </table:table-cell>
          <table:table-cell office:value-type="date" office:date-value="1893-04-20" calcext:value-type="date">
            <text:p>1893-04-20</text:p>
          </table:table-cell>
          <table:table-cell office:value-type="date" office:date-value="2007-08-13" calcext:value-type="date">
            <text:p>2007-08-13</text:p>
          </table:table-cell>
          <table:table-cell office:value-type="date" office:date-value="2008-11-26" calcext:value-type="date">
            <text:p>2008-11-26</text:p>
          </table:table-cell>
          <table:table-cell office:value-type="float" office:value="114.38904109589" calcext:value-type="float">
            <text:p>114.38904109589</text:p>
          </table:table-cell>
          <table:table-cell office:value-type="float" office:value="115.679452054795" calcext:value-type="float">
            <text:p>115.679452054795</text:p>
          </table:table-cell>
        </table:table-row>
        <table:table-row table:style-name="ro1">
          <table:table-cell office:value-type="string" calcext:value-type="string">
            <text:p>Yone Minagawa</text:p>
          </table:table-cell>
          <table:table-cell office:value-type="string" calcext:value-type="string">
            <text:p>F</text:p>
          </table:table-cell>
          <table:table-cell office:value-type="date" office:date-value="1893-01-04" calcext:value-type="date">
            <text:p>1893-01-04</text:p>
          </table:table-cell>
          <table:table-cell office:value-type="date" office:date-value="2007-01-28" calcext:value-type="date">
            <text:p>2007-01-28</text:p>
          </table:table-cell>
          <table:table-cell office:value-type="date" office:date-value="2007-08-13" calcext:value-type="date">
            <text:p>2007-08-13</text:p>
          </table:table-cell>
          <table:table-cell office:value-type="float" office:value="114.139726027397" calcext:value-type="float">
            <text:p>114.139726027397</text:p>
          </table:table-cell>
          <table:table-cell office:value-type="float" office:value="114.679452054795" calcext:value-type="float">
            <text:p>114.679452054795</text:p>
          </table:table-cell>
        </table:table-row>
        <table:table-row table:style-name="ro1">
          <table:table-cell office:value-type="string" calcext:value-type="string">
            <text:p>Emma Tillman</text:p>
          </table:table-cell>
          <table:table-cell office:value-type="string" calcext:value-type="string">
            <text:p>F</text:p>
          </table:table-cell>
          <table:table-cell office:value-type="date" office:date-value="1892-11-22" calcext:value-type="date">
            <text:p>1892-11-22</text:p>
          </table:table-cell>
          <table:table-cell office:value-type="date" office:date-value="2007-01-24" calcext:value-type="date">
            <text:p>2007-01-24</text:p>
          </table:table-cell>
          <table:table-cell office:value-type="date" office:date-value="2007-01-28" calcext:value-type="date">
            <text:p>2007-01-28</text:p>
          </table:table-cell>
          <table:table-cell office:value-type="float" office:value="114.246575342466" calcext:value-type="float">
            <text:p>114.246575342466</text:p>
          </table:table-cell>
          <table:table-cell office:value-type="float" office:value="114.257534246575" calcext:value-type="float">
            <text:p>114.257534246575</text:p>
          </table:table-cell>
        </table:table-row>
        <table:table-row table:style-name="ro1">
          <table:table-cell office:value-type="string" calcext:value-type="string">
            <text:p>Emiliano Mercado del Toro</text:p>
          </table:table-cell>
          <table:table-cell office:value-type="string" calcext:value-type="string">
            <text:p>M</text:p>
          </table:table-cell>
          <table:table-cell office:value-type="date" office:date-value="1891-08-21" calcext:value-type="date">
            <text:p>1891-08-21</text:p>
          </table:table-cell>
          <table:table-cell office:value-type="date" office:date-value="2006-12-11" calcext:value-type="date">
            <text:p>2006-12-11</text:p>
          </table:table-cell>
          <table:table-cell office:value-type="date" office:date-value="2007-01-24" calcext:value-type="date">
            <text:p>2007-01-24</text:p>
          </table:table-cell>
          <table:table-cell office:value-type="float" office:value="115.383561643836" calcext:value-type="float">
            <text:p>115.383561643836</text:p>
          </table:table-cell>
          <table:table-cell office:value-type="float" office:value="115.504109589041" calcext:value-type="float">
            <text:p>115.504109589041</text:p>
          </table:table-cell>
        </table:table-row>
        <table:table-row table:style-name="ro1">
          <table:table-cell office:value-type="string" calcext:value-type="string">
            <text:p>Elizabeth Bolden</text:p>
          </table:table-cell>
          <table:table-cell office:value-type="string" calcext:value-type="string">
            <text:p>F</text:p>
          </table:table-cell>
          <table:table-cell office:value-type="date" office:date-value="1890-08-15" calcext:value-type="date">
            <text:p>1890-08-15</text:p>
          </table:table-cell>
          <table:table-cell office:value-type="date" office:date-value="2006-08-27" calcext:value-type="date">
            <text:p>2006-08-27</text:p>
          </table:table-cell>
          <table:table-cell office:value-type="date" office:date-value="2006-12-11" calcext:value-type="date">
            <text:p>2006-12-11</text:p>
          </table:table-cell>
          <table:table-cell office:value-type="float" office:value="116.109589041096" calcext:value-type="float">
            <text:p>116.109589041096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string" calcext:value-type="string">
            <text:p>María Capovilla</text:p>
          </table:table-cell>
          <table:table-cell office:value-type="string" calcext:value-type="string">
            <text:p>F</text:p>
          </table:table-cell>
          <table:table-cell office:value-type="date" office:date-value="1889-09-14" calcext:value-type="date">
            <text:p>1889-09-14</text:p>
          </table:table-cell>
          <table:table-cell office:value-type="date" office:date-value="2004-05-29" calcext:value-type="date">
            <text:p>2004-05-29</text:p>
          </table:table-cell>
          <table:table-cell office:value-type="date" office:date-value="2006-08-27" calcext:value-type="date">
            <text:p>2006-08-27</text:p>
          </table:table-cell>
          <table:table-cell office:value-type="float" office:value="114.780821917808" calcext:value-type="float">
            <text:p>114.780821917808</text:p>
          </table:table-cell>
          <table:table-cell office:value-type="float" office:value="117.027397260274" calcext:value-type="float">
            <text:p>117.027397260274</text:p>
          </table:table-cell>
        </table:table-row>
        <table:table-row table:style-name="ro1">
          <table:table-cell office:value-type="string" calcext:value-type="string">
            <text:p>Ramona Trinidad Iglesias-Jordan</text:p>
          </table:table-cell>
          <table:table-cell office:value-type="string" calcext:value-type="string">
            <text:p>F</text:p>
          </table:table-cell>
          <table:table-cell office:value-type="date" office:date-value="1889-08-31" calcext:value-type="date">
            <text:p>1889-08-31</text:p>
          </table:table-cell>
          <table:table-cell office:value-type="date" office:date-value="2003-11-13" calcext:value-type="date">
            <text:p>2003-11-13</text:p>
          </table:table-cell>
          <table:table-cell office:value-type="date" office:date-value="2004-05-29" calcext:value-type="date">
            <text:p>2004-05-29</text:p>
          </table:table-cell>
          <table:table-cell office:value-type="float" office:value="114.276712328767" calcext:value-type="float">
            <text:p>114.276712328767</text:p>
          </table:table-cell>
          <table:table-cell office:value-type="float" office:value="114.819178082192" calcext:value-type="float">
            <text:p>114.819178082192</text:p>
          </table:table-cell>
        </table:table-row>
        <table:table-row table:style-name="ro1">
          <table:table-cell office:value-type="string" calcext:value-type="string">
            <text:p>Mitoyo Kawate</text:p>
          </table:table-cell>
          <table:table-cell office:value-type="string" calcext:value-type="string">
            <text:p>F</text:p>
          </table:table-cell>
          <table:table-cell office:value-type="date" office:date-value="1889-05-15" calcext:value-type="date">
            <text:p>1889-05-15</text:p>
          </table:table-cell>
          <table:table-cell office:value-type="date" office:date-value="2003-09-28" calcext:value-type="date">
            <text:p>2003-09-28</text:p>
          </table:table-cell>
          <table:table-cell office:value-type="date" office:date-value="2003-11-13" calcext:value-type="date">
            <text:p>2003-11-13</text:p>
          </table:table-cell>
          <table:table-cell office:value-type="float" office:value="114.446575342466" calcext:value-type="float">
            <text:p>114.446575342466</text:p>
          </table:table-cell>
          <table:table-cell office:value-type="float" office:value="114.572602739726" calcext:value-type="float">
            <text:p>114.572602739726</text:p>
          </table:table-cell>
        </table:table-row>
        <table:table-row table:style-name="ro1">
          <table:table-cell office:value-type="string" calcext:value-type="string">
            <text:p>Yukichi Chuganji</text:p>
          </table:table-cell>
          <table:table-cell office:value-type="string" calcext:value-type="string">
            <text:p>M</text:p>
          </table:table-cell>
          <table:table-cell office:value-type="date" office:date-value="1889-03-23" calcext:value-type="date">
            <text:p>1889-03-23</text:p>
          </table:table-cell>
          <table:table-cell office:value-type="date" office:date-value="2002-12-29" calcext:value-type="date">
            <text:p>2002-12-29</text:p>
          </table:table-cell>
          <table:table-cell office:value-type="date" office:date-value="2003-09-28" calcext:value-type="date">
            <text:p>2003-09-28</text:p>
          </table:table-cell>
          <table:table-cell office:value-type="float" office:value="113.843835616438" calcext:value-type="float">
            <text:p>113.843835616438</text:p>
          </table:table-cell>
          <table:table-cell office:value-type="float" office:value="114.591780821918" calcext:value-type="float">
            <text:p>114.591780821918</text:p>
          </table:table-cell>
        </table:table-row>
        <table:table-row table:style-name="ro1">
          <table:table-cell office:value-type="string" calcext:value-type="string">
            <text:p>Mae Harrington</text:p>
          </table:table-cell>
          <table:table-cell office:value-type="string" calcext:value-type="string">
            <text:p>F</text:p>
          </table:table-cell>
          <table:table-cell office:value-type="date" office:date-value="1889-01-20" calcext:value-type="date">
            <text:p>1889-01-20</text:p>
          </table:table-cell>
          <table:table-cell office:value-type="date" office:date-value="2002-08-21" calcext:value-type="date">
            <text:p>2002-08-21</text:p>
          </table:table-cell>
          <table:table-cell office:value-type="date" office:date-value="2002-12-29" calcext:value-type="date">
            <text:p>2002-12-29</text:p>
          </table:table-cell>
          <table:table-cell office:value-type="float" office:value="113.657534246575" calcext:value-type="float">
            <text:p>113.657534246575</text:p>
          </table:table-cell>
          <table:table-cell office:value-type="float" office:value="114.013698630137" calcext:value-type="float">
            <text:p>114.013698630137</text:p>
          </table:table-cell>
        </table:table-row>
        <table:table-row table:style-name="ro1">
          <table:table-cell office:value-type="string" calcext:value-type="string">
            <text:p>Adelina Domingues</text:p>
          </table:table-cell>
          <table:table-cell office:value-type="string" calcext:value-type="string">
            <text:p>F</text:p>
          </table:table-cell>
          <table:table-cell office:value-type="date" office:date-value="1888-02-19" calcext:value-type="date">
            <text:p>1888-02-19</text:p>
          </table:table-cell>
          <table:table-cell office:value-type="date" office:date-value="2002-05-28" calcext:value-type="date">
            <text:p>2002-05-28</text:p>
          </table:table-cell>
          <table:table-cell office:value-type="date" office:date-value="2002-08-21" calcext:value-type="date">
            <text:p>2002-08-21</text:p>
          </table:table-cell>
          <table:table-cell office:value-type="float" office:value="114.345205479452" calcext:value-type="float">
            <text:p>114.345205479452</text:p>
          </table:table-cell>
          <table:table-cell office:value-type="float" office:value="114.578082191781" calcext:value-type="float">
            <text:p>114.578082191781</text:p>
          </table:table-cell>
        </table:table-row>
        <table:table-row table:style-name="ro1">
          <table:table-cell office:value-type="string" calcext:value-type="string">
            <text:p>Grace Clawson</text:p>
          </table:table-cell>
          <table:table-cell office:value-type="string" calcext:value-type="string">
            <text:p>F</text:p>
          </table:table-cell>
          <table:table-cell office:value-type="date" office:date-value="1887-11-15" calcext:value-type="date">
            <text:p>1887-11-15</text:p>
          </table:table-cell>
          <table:table-cell office:value-type="date" office:date-value="2002-03-18" calcext:value-type="date">
            <text:p>2002-03-18</text:p>
          </table:table-cell>
          <table:table-cell office:value-type="date" office:date-value="2002-05-28" calcext:value-type="date">
            <text:p>2002-05-28</text:p>
          </table:table-cell>
          <table:table-cell office:value-type="float" office:value="114.413698630137" calcext:value-type="float">
            <text:p>114.413698630137</text:p>
          </table:table-cell>
          <table:table-cell office:value-type="float" office:value="114.608219178082" calcext:value-type="float">
            <text:p>114.608219178082</text:p>
          </table:table-cell>
        </table:table-row>
        <table:table-row table:style-name="ro1">
          <table:table-cell office:value-type="string" calcext:value-type="string">
            <text:p>Maude Farris-Luse</text:p>
          </table:table-cell>
          <table:table-cell office:value-type="string" calcext:value-type="string">
            <text:p>F</text:p>
          </table:table-cell>
          <table:table-cell office:value-type="date" office:date-value="1887-01-21" calcext:value-type="date">
            <text:p>1887-01-21</text:p>
          </table:table-cell>
          <table:table-cell office:value-type="date" office:date-value="2001-06-06" calcext:value-type="date">
            <text:p>2001-06-06</text:p>
          </table:table-cell>
          <table:table-cell office:value-type="date" office:date-value="2002-03-18" calcext:value-type="date">
            <text:p>2002-03-18</text:p>
          </table:table-cell>
          <table:table-cell office:value-type="float" office:value="114.449315068493" calcext:value-type="float">
            <text:p>114.449315068493</text:p>
          </table:table-cell>
          <table:table-cell office:value-type="float" office:value="115.230136986301" calcext:value-type="float">
            <text:p>115.230136986301</text:p>
          </table:table-cell>
        </table:table-row>
        <table:table-row table:style-name="ro1">
          <table:table-cell office:value-type="string" calcext:value-type="string">
            <text:p>Marie Brémont</text:p>
          </table:table-cell>
          <table:table-cell office:value-type="string" calcext:value-type="string">
            <text:p>F</text:p>
          </table:table-cell>
          <table:table-cell office:value-type="date" office:date-value="1886-04-25" calcext:value-type="date">
            <text:p>1886-04-25</text:p>
          </table:table-cell>
          <table:table-cell office:value-type="date" office:date-value="2000-11-02" calcext:value-type="date">
            <text:p>2000-11-02</text:p>
          </table:table-cell>
          <table:table-cell office:value-type="date" office:date-value="2001-06-06" calcext:value-type="date">
            <text:p>2001-06-06</text:p>
          </table:table-cell>
          <table:table-cell office:value-type="float" office:value="114.6" calcext:value-type="float">
            <text:p>114.6</text:p>
          </table:table-cell>
          <table:table-cell office:value-type="float" office:value="115.191780821918" calcext:value-type="float">
            <text:p>115.191780821918</text:p>
          </table:table-cell>
        </table:table-row>
        <table:table-row table:style-name="ro1">
          <table:table-cell office:value-type="string" calcext:value-type="string">
            <text:p>Eva Morris</text:p>
          </table:table-cell>
          <table:table-cell office:value-type="string" calcext:value-type="string">
            <text:p>F</text:p>
          </table:table-cell>
          <table:table-cell office:value-type="date" office:date-value="1885-11-08" calcext:value-type="date">
            <text:p>1885-11-08</text:p>
          </table:table-cell>
          <table:table-cell office:value-type="date" office:date-value="1999-12-30" calcext:value-type="date">
            <text:p>1999-12-30</text:p>
          </table:table-cell>
          <table:table-cell office:value-type="date" office:date-value="2000-11-02" calcext:value-type="date">
            <text:p>2000-11-02</text:p>
          </table:table-cell>
          <table:table-cell office:value-type="float" office:value="114.216438356164" calcext:value-type="float">
            <text:p>114.216438356164</text:p>
          </table:table-cell>
          <table:table-cell office:value-type="float" office:value="115.060273972603" calcext:value-type="float">
            <text:p>115.060273972603</text:p>
          </table:table-cell>
        </table:table-row>
        <table:table-row table:style-name="ro1">
          <table:table-cell office:value-type="string" calcext:value-type="string">
            <text:p>Sarah Knauss</text:p>
          </table:table-cell>
          <table:table-cell office:value-type="string" calcext:value-type="string">
            <text:p>F</text:p>
          </table:table-cell>
          <table:table-cell office:value-type="date" office:date-value="1880-09-24" calcext:value-type="date">
            <text:p>1880-09-24</text:p>
          </table:table-cell>
          <table:table-cell office:value-type="date" office:date-value="1998-04-16" calcext:value-type="date">
            <text:p>1998-04-16</text:p>
          </table:table-cell>
          <table:table-cell office:value-type="date" office:date-value="1999-12-30" calcext:value-type="date">
            <text:p>1999-12-30</text:p>
          </table:table-cell>
          <table:table-cell office:value-type="float" office:value="117.635616438356" calcext:value-type="float">
            <text:p>117.635616438356</text:p>
          </table:table-cell>
          <table:table-cell office:value-type="float" office:value="119.342465753425" calcext:value-type="float">
            <text:p>119.342465753425</text:p>
          </table:table-cell>
        </table:table-row>
        <table:table-row table:style-name="ro1">
          <table:table-cell office:value-type="string" calcext:value-type="string">
            <text:p>Marie-Louise Meilleur</text:p>
          </table:table-cell>
          <table:table-cell office:value-type="string" calcext:value-type="string">
            <text:p>F</text:p>
          </table:table-cell>
          <table:table-cell office:value-type="date" office:date-value="1880-08-29" calcext:value-type="date">
            <text:p>1880-08-29</text:p>
          </table:table-cell>
          <table:table-cell office:value-type="date" office:date-value="1997-08-04" calcext:value-type="date">
            <text:p>1997-08-04</text:p>
          </table:table-cell>
          <table:table-cell office:value-type="date" office:date-value="1998-04-16" calcext:value-type="date">
            <text:p>1998-04-16</text:p>
          </table:table-cell>
          <table:table-cell office:value-type="float" office:value="117.008219178082" calcext:value-type="float">
            <text:p>117.008219178082</text:p>
          </table:table-cell>
          <table:table-cell office:value-type="float" office:value="117.706849315069" calcext:value-type="float">
            <text:p>117.706849315069</text:p>
          </table:table-cell>
        </table:table-row>
        <table:table-row table:style-name="ro1">
          <table:table-cell office:value-type="string" calcext:value-type="string">
            <text:p>Jeanne Calment</text:p>
          </table:table-cell>
          <table:table-cell office:value-type="string" calcext:value-type="string">
            <text:p>F</text:p>
          </table:table-cell>
          <table:table-cell office:value-type="date" office:date-value="1875-02-21" calcext:value-type="date">
            <text:p>1875-02-21</text:p>
          </table:table-cell>
          <table:table-cell office:value-type="date" office:date-value="1988-01-11" calcext:value-type="date">
            <text:p>1988-01-11</text:p>
          </table:table-cell>
          <table:table-cell office:value-type="date" office:date-value="1997-08-04" calcext:value-type="date">
            <text:p>1997-08-04</text:p>
          </table:table-cell>
          <table:table-cell office:value-type="float" office:value="112.961643835616" calcext:value-type="float">
            <text:p>112.961643835616</text:p>
          </table:table-cell>
          <table:table-cell office:value-type="float" office:value="122.531506849315" calcext:value-type="float">
            <text:p>122.531506849315</text:p>
          </table:table-cell>
        </table:table-row>
        <table:table-row table:style-name="ro1">
          <table:table-cell office:value-type="string" calcext:value-type="string">
            <text:p>Florence Knapp</text:p>
          </table:table-cell>
          <table:table-cell office:value-type="string" calcext:value-type="string">
            <text:p>F</text:p>
          </table:table-cell>
          <table:table-cell office:value-type="date" office:date-value="1873-10-10" calcext:value-type="date">
            <text:p>1873-10-10</text:p>
          </table:table-cell>
          <table:table-cell office:value-type="date" office:date-value="1987-12-27" calcext:value-type="date">
            <text:p>1987-12-27</text:p>
          </table:table-cell>
          <table:table-cell office:value-type="date" office:date-value="1988-01-11" calcext:value-type="date">
            <text:p>1988-01-11</text:p>
          </table:table-cell>
          <table:table-cell office:value-type="float" office:value="114.287671232877" calcext:value-type="float">
            <text:p>114.287671232877</text:p>
          </table:table-cell>
          <table:table-cell office:value-type="float" office:value="114.328767123288" calcext:value-type="float">
            <text:p>114.328767123288</text:p>
          </table:table-cell>
        </table:table-row>
        <table:table-row table:style-name="ro1">
          <table:table-cell office:value-type="string" calcext:value-type="string">
            <text:p>Anna Eliza Williams</text:p>
          </table:table-cell>
          <table:table-cell office:value-type="string" calcext:value-type="string">
            <text:p>F</text:p>
          </table:table-cell>
          <table:table-cell office:value-type="date" office:date-value="1873-06-02" calcext:value-type="date">
            <text:p>1873-06-02</text:p>
          </table:table-cell>
          <table:table-cell office:value-type="date" office:date-value="1987-02-02" calcext:value-type="date">
            <text:p>1987-02-02</text:p>
          </table:table-cell>
          <table:table-cell office:value-type="date" office:date-value="1987-12-27" calcext:value-type="date">
            <text:p>1987-12-27</text:p>
          </table:table-cell>
          <table:table-cell office:value-type="float" office:value="113.745205479452" calcext:value-type="float">
            <text:p>113.745205479452</text:p>
          </table:table-cell>
          <table:table-cell office:value-type="float" office:value="114.643835616438" calcext:value-type="float">
            <text:p>114.643835616438</text:p>
          </table:table-cell>
        </table:table-row>
        <table:table-row table:style-name="ro1">
          <table:table-cell office:value-type="string" calcext:value-type="string">
            <text:p>Mary McKinney</text:p>
          </table:table-cell>
          <table:table-cell office:value-type="string" calcext:value-type="string">
            <text:p>F</text:p>
          </table:table-cell>
          <table:table-cell office:value-type="date" office:date-value="1873-05-30" calcext:value-type="date">
            <text:p>1873-05-30</text:p>
          </table:table-cell>
          <table:table-cell office:value-type="date" office:date-value="1986-10-21" calcext:value-type="date">
            <text:p>1986-10-21</text:p>
          </table:table-cell>
          <table:table-cell office:value-type="date" office:date-value="1987-02-02" calcext:value-type="date">
            <text:p>1987-02-02</text:p>
          </table:table-cell>
          <table:table-cell office:value-type="float" office:value="113.468493150685" calcext:value-type="float">
            <text:p>113.468493150685</text:p>
          </table:table-cell>
          <table:table-cell office:value-type="float" office:value="113.753424657534" calcext:value-type="float">
            <text:p>113.753424657534</text:p>
          </table:table-cell>
        </table:table-row>
        <table:table-row table:style-name="ro1">
          <table:table-cell office:value-type="string" calcext:value-type="string">
            <text:p>Augusta Holtz</text:p>
          </table:table-cell>
          <table:table-cell office:value-type="string" calcext:value-type="string">
            <text:p>F</text:p>
          </table:table-cell>
          <table:table-cell office:value-type="date" office:date-value="1871-08-03" calcext:value-type="date">
            <text:p>1871-08-03</text:p>
          </table:table-cell>
          <table:table-cell office:value-type="date" office:date-value="1985-02-16" calcext:value-type="date">
            <text:p>1985-02-16</text:p>
          </table:table-cell>
          <table:table-cell office:value-type="date" office:date-value="1986-10-21" calcext:value-type="date">
            <text:p>1986-10-21</text:p>
          </table:table-cell>
          <table:table-cell office:value-type="float" office:value="113.616438356164" calcext:value-type="float">
            <text:p>113.616438356164</text:p>
          </table:table-cell>
          <table:table-cell office:value-type="float" office:value="115.293150684932" calcext:value-type="float">
            <text:p>115.293150684932</text:p>
          </table:table-cell>
        </table:table-row>
        <table:table-row table:style-name="ro1">
          <table:table-cell office:value-type="string" calcext:value-type="string">
            <text:p>Mathew Beard</text:p>
          </table:table-cell>
          <table:table-cell office:value-type="string" calcext:value-type="string">
            <text:p>M</text:p>
          </table:table-cell>
          <table:table-cell office:value-type="date" office:date-value="1870-07-09" calcext:value-type="date">
            <text:p>1870-07-09</text:p>
          </table:table-cell>
          <table:table-cell office:value-type="date" office:date-value="1983-10-13" calcext:value-type="date">
            <text:p>1983-10-13</text:p>
          </table:table-cell>
          <table:table-cell office:value-type="date" office:date-value="1985-02-16" calcext:value-type="date">
            <text:p>1985-02-16</text:p>
          </table:table-cell>
          <table:table-cell office:value-type="float" office:value="113.33698630137" calcext:value-type="float">
            <text:p>113.33698630137</text:p>
          </table:table-cell>
          <table:table-cell office:value-type="float" office:value="114.684931506849" calcext:value-type="float">
            <text:p>114.684931506849</text:p>
          </table:table-cell>
        </table:table-row>
        <table:table-row table:style-name="ro1">
          <table:table-cell office:value-type="string" calcext:value-type="string">
            <text:p>Emma Wilson</text:p>
          </table:table-cell>
          <table:table-cell office:value-type="string" calcext:value-type="string">
            <text:p>F</text:p>
          </table:table-cell>
          <table:table-cell office:value-type="date" office:date-value="1870-05-12" calcext:value-type="date">
            <text:p>1870-05-12</text:p>
          </table:table-cell>
          <table:table-cell office:value-type="date" office:date-value="1982-11-13" calcext:value-type="date">
            <text:p>1982-11-13</text:p>
          </table:table-cell>
          <table:table-cell office:value-type="date" office:date-value="1983-10-13" calcext:value-type="date">
            <text:p>1983-10-13</text:p>
          </table:table-cell>
          <table:table-cell office:value-type="float" office:value="112.580821917808" calcext:value-type="float">
            <text:p>112.580821917808</text:p>
          </table:table-cell>
          <table:table-cell office:value-type="float" office:value="113.495890410959" calcext:value-type="float">
            <text:p>113.495890410959</text:p>
          </table:table-cell>
        </table:table-row>
        <table:table-row table:style-name="ro1">
          <table:table-cell office:value-type="string" calcext:value-type="string">
            <text:p>Nellie Spencer </text:p>
          </table:table-cell>
          <table:table-cell office:value-type="string" calcext:value-type="string">
            <text:p>F</text:p>
          </table:table-cell>
          <table:table-cell office:value-type="date" office:date-value="1869-08-24" calcext:value-type="date">
            <text:p>1869-08-24</text:p>
          </table:table-cell>
          <table:table-cell office:value-type="date" office:date-value="1981-03-08" calcext:value-type="date">
            <text:p>1981-03-08</text:p>
          </table:table-cell>
          <table:table-cell office:value-type="date" office:date-value="1982-11-13" calcext:value-type="date">
            <text:p>1982-11-13</text:p>
          </table:table-cell>
          <table:table-cell office:value-type="float" office:value="111.61095890411" calcext:value-type="float">
            <text:p>111.61095890411</text:p>
          </table:table-cell>
          <table:table-cell office:value-type="float" office:value="113.295890410959" calcext:value-type="float">
            <text:p>113.295890410959</text:p>
          </table:table-cell>
        </table:table-row>
        <table:table-row table:style-name="ro1">
          <table:table-cell office:value-type="string" calcext:value-type="string">
            <text:p>Augustine Tessier</text:p>
          </table:table-cell>
          <table:table-cell office:value-type="string" calcext:value-type="string">
            <text:p>F</text:p>
          </table:table-cell>
          <table:table-cell office:value-type="date" office:date-value="1869-01-02" calcext:value-type="date">
            <text:p>1869-01-02</text:p>
          </table:table-cell>
          <table:table-cell office:value-type="date" office:date-value="1981-01-22" calcext:value-type="date">
            <text:p>1981-01-22</text:p>
          </table:table-cell>
          <table:table-cell office:value-type="date" office:date-value="1981-03-08" calcext:value-type="date">
            <text:p>1981-03-08</text:p>
          </table:table-cell>
          <table:table-cell office:value-type="float" office:value="112.128767123288" calcext:value-type="float">
            <text:p>112.128767123288</text:p>
          </table:table-cell>
          <table:table-cell office:value-type="float" office:value="112.252054794521" calcext:value-type="float">
            <text:p>112.252054794521</text:p>
          </table:table-cell>
        </table:table-row>
        <table:table-row table:style-name="ro1">
          <table:table-cell office:value-type="string" calcext:value-type="string">
            <text:p>Fannie Thomas</text:p>
          </table:table-cell>
          <table:table-cell office:value-type="string" calcext:value-type="string">
            <text:p>F</text:p>
          </table:table-cell>
          <table:table-cell office:value-type="date" office:date-value="1867-04-14" calcext:value-type="date">
            <text:p>1867-04-14</text:p>
          </table:table-cell>
          <table:table-cell office:value-type="date" office:date-value="1978-04-25" calcext:value-type="date">
            <text:p>1978-04-25</text:p>
          </table:table-cell>
          <table:table-cell office:value-type="date" office:date-value="1981-01-22" calcext:value-type="date">
            <text:p>1981-01-22</text:p>
          </table:table-cell>
          <table:table-cell office:value-type="float" office:value="111.104109589041" calcext:value-type="float">
            <text:p>111.104109589041</text:p>
          </table:table-cell>
          <table:table-cell office:value-type="float" office:value="113.852054794521" calcext:value-type="float">
            <text:p>113.852054794521</text:p>
          </table:table-cell>
        </table:table-row>
        <table:table-row table:style-name="ro1">
          <table:table-cell office:value-type="string" calcext:value-type="string">
            <text:p>Marie-Virginie Duhem</text:p>
          </table:table-cell>
          <table:table-cell office:value-type="string" calcext:value-type="string">
            <text:p>F</text:p>
          </table:table-cell>
          <table:table-cell office:value-type="date" office:date-value="1866-08-02" calcext:value-type="date">
            <text:p>1866-08-02</text:p>
          </table:table-cell>
          <table:table-cell office:value-type="date" office:date-value="1977-12-02" calcext:value-type="date">
            <text:p>1977-12-02</text:p>
          </table:table-cell>
          <table:table-cell office:value-type="date" office:date-value="1978-04-25" calcext:value-type="date">
            <text:p>1978-04-25</text:p>
          </table:table-cell>
          <table:table-cell office:value-type="float" office:value="111.408219178082" calcext:value-type="float">
            <text:p>111.408219178082</text:p>
          </table:table-cell>
          <table:table-cell office:value-type="float" office:value="111.802739726027" calcext:value-type="float">
            <text:p>111.802739726027</text:p>
          </table:table-cell>
        </table:table-row>
        <table:table-row table:style-name="ro1">
          <table:table-cell office:value-type="string" calcext:value-type="string">
            <text:p>Sophia DeMuth</text:p>
          </table:table-cell>
          <table:table-cell office:value-type="string" calcext:value-type="string">
            <text:p>F</text:p>
          </table:table-cell>
          <table:table-cell office:value-type="date" office:date-value="1866-06-30" calcext:value-type="date">
            <text:p>1866-06-30</text:p>
          </table:table-cell>
          <table:table-cell office:value-type="date" office:date-value="1976-11-16" calcext:value-type="date">
            <text:p>1976-11-16</text:p>
          </table:table-cell>
          <table:table-cell office:value-type="date" office:date-value="1977-12-02" calcext:value-type="date">
            <text:p>1977-12-02</text:p>
          </table:table-cell>
          <table:table-cell office:value-type="float" office:value="110.454794520548" calcext:value-type="float">
            <text:p>110.454794520548</text:p>
          </table:table-cell>
          <table:table-cell office:value-type="float" office:value="111.498630136986" calcext:value-type="float">
            <text:p>111.498630136986</text:p>
          </table:table-cell>
        </table:table-row>
        <table:table-row table:style-name="ro1">
          <table:table-cell office:value-type="string" calcext:value-type="string">
            <text:p>Niwa Kawamoto</text:p>
          </table:table-cell>
          <table:table-cell office:value-type="string" calcext:value-type="string">
            <text:p>F</text:p>
          </table:table-cell>
          <table:table-cell office:value-type="date" office:date-value="1863-08-05" calcext:value-type="date">
            <text:p>1863-08-05</text:p>
          </table:table-cell>
          <table:table-cell office:value-type="date" office:date-value="1975-05-31" calcext:value-type="date">
            <text:p>1975-05-31</text:p>
          </table:table-cell>
          <table:table-cell office:value-type="date" office:date-value="1976-11-16" calcext:value-type="date">
            <text:p>1976-11-16</text:p>
          </table:table-cell>
          <table:table-cell office:value-type="float" office:value="111.893150684932" calcext:value-type="float">
            <text:p>111.893150684932</text:p>
          </table:table-cell>
          <table:table-cell office:value-type="float" office:value="113.358904109589" calcext:value-type="float">
            <text:p>113.358904109589</text:p>
          </table:table-cell>
        </table:table-row>
        <table:table-row table:style-name="ro1">
          <table:table-cell office:value-type="string" calcext:value-type="string">
            <text:p>Mito Umeta</text:p>
          </table:table-cell>
          <table:table-cell office:value-type="string" calcext:value-type="string">
            <text:p>F</text:p>
          </table:table-cell>
          <table:table-cell office:value-type="date" office:date-value="1863-03-27" calcext:value-type="date">
            <text:p>1863-03-27</text:p>
          </table:table-cell>
          <table:table-cell office:value-type="date" office:date-value="1973-10-31" calcext:value-type="date">
            <text:p>1973-10-31</text:p>
          </table:table-cell>
          <table:table-cell office:value-type="date" office:date-value="1975-05-31" calcext:value-type="date">
            <text:p>1975-05-31</text:p>
          </table:table-cell>
          <table:table-cell office:value-type="float" office:value="110.671232876712" calcext:value-type="float">
            <text:p>110.671232876712</text:p>
          </table:table-cell>
          <table:table-cell office:value-type="float" office:value="112.252054794521" calcext:value-type="float">
            <text:p>112.252054794521</text:p>
          </table:table-cell>
        </table:table-row>
        <table:table-row table:style-name="ro1">
          <table:table-cell office:value-type="string" calcext:value-type="string">
            <text:p>Elizabeth Watkins</text:p>
          </table:table-cell>
          <table:table-cell office:value-type="string" calcext:value-type="string">
            <text:p>F</text:p>
          </table:table-cell>
          <table:table-cell office:value-type="date" office:date-value="1863-03-10" calcext:value-type="date">
            <text:p>1863-03-10</text:p>
          </table:table-cell>
          <table:table-cell office:value-type="date" office:date-value="1973-08-18" calcext:value-type="date">
            <text:p>1973-08-18</text:p>
          </table:table-cell>
          <table:table-cell office:value-type="date" office:date-value="1973-10-31" calcext:value-type="date">
            <text:p>1973-10-31</text:p>
          </table:table-cell>
          <table:table-cell office:value-type="float" office:value="110.515068493151" calcext:value-type="float">
            <text:p>110.515068493151</text:p>
          </table:table-cell>
          <table:table-cell office:value-type="float" office:value="110.717808219178" calcext:value-type="float">
            <text:p>110.717808219178</text:p>
          </table:table-cell>
        </table:table-row>
        <table:table-row table:style-name="ro1">
          <table:table-cell office:value-type="string" calcext:value-type="string">
            <text:p>Alice Stevenson</text:p>
          </table:table-cell>
          <table:table-cell office:value-type="string" calcext:value-type="string">
            <text:p>F</text:p>
          </table:table-cell>
          <table:table-cell office:value-type="date" office:date-value="1861-07-10" calcext:value-type="date">
            <text:p>1861-07-10</text:p>
          </table:table-cell>
          <table:table-cell office:value-type="date" office:date-value="1973-02-27" calcext:value-type="date">
            <text:p>1973-02-27</text:p>
          </table:table-cell>
          <table:table-cell office:value-type="date" office:date-value="1973-08-18" calcext:value-type="date">
            <text:p>1973-08-18</text:p>
          </table:table-cell>
          <table:table-cell office:value-type="float" office:value="111.709589041096" calcext:value-type="float">
            <text:p>111.709589041096</text:p>
          </table:table-cell>
          <table:table-cell office:value-type="float" office:value="112.180821917808" calcext:value-type="float">
            <text:p>112.180821917808</text:p>
          </table:table-cell>
        </table:table-row>
        <table:table-row table:style-name="ro1">
          <table:table-cell office:value-type="string" calcext:value-type="string">
            <text:p>Josefa Salas</text:p>
          </table:table-cell>
          <table:table-cell office:value-type="string" calcext:value-type="string">
            <text:p>F</text:p>
          </table:table-cell>
          <table:table-cell office:value-type="date" office:date-value="1860-07-14" calcext:value-type="date">
            <text:p>1860-07-14</text:p>
          </table:table-cell>
          <table:table-cell office:value-type="date" office:date-value="1970-01-11" calcext:value-type="date">
            <text:p>1970-01-11</text:p>
          </table:table-cell>
          <table:table-cell office:value-type="date" office:date-value="1973-02-27" calcext:value-type="date">
            <text:p>1973-02-27</text:p>
          </table:table-cell>
          <table:table-cell office:value-type="float" office:value="109.567123287671" calcext:value-type="float">
            <text:p>109.567123287671</text:p>
          </table:table-cell>
          <table:table-cell office:value-type="float" office:value="112.698630136986" calcext:value-type="float">
            <text:p>112.698630136986</text:p>
          </table:table-cell>
        </table:table-row>
        <table:table-row table:style-name="ro1">
          <table:table-cell office:value-type="string" calcext:value-type="string">
            <text:p>Ada Roe</text:p>
          </table:table-cell>
          <table:table-cell office:value-type="string" calcext:value-type="string">
            <text:p>F</text:p>
          </table:table-cell>
          <table:table-cell office:value-type="date" office:date-value="1858-02-06" calcext:value-type="date">
            <text:p>1858-02-06</text:p>
          </table:table-cell>
          <table:table-cell office:value-type="date" office:date-value="1969-05-04" calcext:value-type="date">
            <text:p>1969-05-04</text:p>
          </table:table-cell>
          <table:table-cell office:value-type="date" office:date-value="1970-01-11" calcext:value-type="date">
            <text:p>1970-01-11</text:p>
          </table:table-cell>
          <table:table-cell office:value-type="float" office:value="111.312328767123" calcext:value-type="float">
            <text:p>111.312328767123</text:p>
          </table:table-cell>
          <table:table-cell office:value-type="float" office:value="112.002739726027" calcext:value-type="float">
            <text:p>112.002739726027</text:p>
          </table:table-cell>
        </table:table-row>
        <table:table-row table:style-name="ro1">
          <table:table-cell office:value-type="string" calcext:value-type="string">
            <text:p>Marie Bernatkova</text:p>
          </table:table-cell>
          <table:table-cell office:value-type="string" calcext:value-type="string">
            <text:p>F</text:p>
          </table:table-cell>
          <table:table-cell office:value-type="date" office:date-value="1857-10-22" calcext:value-type="date">
            <text:p>1857-10-22</text:p>
          </table:table-cell>
          <table:table-cell office:value-type="date" office:date-value="1968-06-16" calcext:value-type="date">
            <text:p>1968-06-16</text:p>
          </table:table-cell>
          <table:table-cell office:value-type="date" office:date-value="1969-05-04" calcext:value-type="date">
            <text:p>1969-05-04</text:p>
          </table:table-cell>
          <table:table-cell office:value-type="float" office:value="110.723287671233" calcext:value-type="float">
            <text:p>110.723287671233</text:p>
          </table:table-cell>
          <table:table-cell office:value-type="float" office:value="111.605479452055" calcext:value-type="float">
            <text:p>111.605479452055</text:p>
          </table:table-cell>
        </table:table-row>
        <table:table-row table:style-name="ro1">
          <table:table-cell office:value-type="string" calcext:value-type="string">
            <text:p>Johanna Booysen</text:p>
          </table:table-cell>
          <table:table-cell office:value-type="string" calcext:value-type="string">
            <text:p>F</text:p>
          </table:table-cell>
          <table:table-cell office:value-type="date" office:date-value="1857-01-17" calcext:value-type="date">
            <text:p>1857-01-17</text:p>
          </table:table-cell>
          <table:table-cell office:value-type="date" office:date-value="1968-03-21" calcext:value-type="date">
            <text:p>1968-03-21</text:p>
          </table:table-cell>
          <table:table-cell office:value-type="date" office:date-value="1968-06-16" calcext:value-type="date">
            <text:p>1968-06-16</text:p>
          </table:table-cell>
          <table:table-cell office:value-type="float" office:value="111.246575342466" calcext:value-type="float">
            <text:p>111.246575342466</text:p>
          </table:table-cell>
          <table:table-cell office:value-type="float" office:value="111.484931506849" calcext:value-type="float">
            <text:p>111.484931506849</text:p>
          </table:table-cell>
        </table:table-row>
        <table:table-row table:style-name="ro1">
          <table:table-cell office:value-type="string" calcext:value-type="string">
            <text:p>John Mosley Turner</text:p>
          </table:table-cell>
          <table:table-cell office:value-type="string" calcext:value-type="string">
            <text:p>M</text:p>
          </table:table-cell>
          <table:table-cell office:value-type="date" office:date-value="1856-06-15" calcext:value-type="date">
            <text:p>1856-06-15</text:p>
          </table:table-cell>
          <table:table-cell office:value-type="date" office:date-value="1966-01-10" calcext:value-type="date">
            <text:p>1966-01-10</text:p>
          </table:table-cell>
          <table:table-cell office:value-type="date" office:date-value="1968-03-21" calcext:value-type="date">
            <text:p>1968-03-21</text:p>
          </table:table-cell>
          <table:table-cell office:value-type="float" office:value="109.643835616438" calcext:value-type="float">
            <text:p>109.643835616438</text:p>
          </table:table-cell>
          <table:table-cell office:value-type="float" office:value="111.838356164384" calcext:value-type="float">
            <text:p>111.838356164384</text:p>
          </table:table-cell>
        </table:table-row>
        <table:table-row table:style-name="ro1">
          <table:table-cell office:value-type="string" calcext:value-type="string">
            <text:p>Hannah Smith</text:p>
          </table:table-cell>
          <table:table-cell office:value-type="string" calcext:value-type="string">
            <text:p>F</text:p>
          </table:table-cell>
          <table:table-cell office:value-type="date" office:date-value="1856-01-07" calcext:value-type="date">
            <text:p>1856-01-07</text:p>
          </table:table-cell>
          <table:table-cell office:value-type="date" office:date-value="1965-08-06" calcext:value-type="date">
            <text:p>1965-08-06</text:p>
          </table:table-cell>
          <table:table-cell office:value-type="date" office:date-value="1966-01-10" calcext:value-type="date">
            <text:p>1966-01-10</text:p>
          </table:table-cell>
          <table:table-cell office:value-type="float" office:value="109.652054794521" calcext:value-type="float">
            <text:p>109.652054794521</text:p>
          </table:table-cell>
          <table:table-cell office:value-type="float" office:value="110.082191780822" calcext:value-type="float">
            <text:p>110.082191780822</text:p>
          </table:table-cell>
        </table:table-row>
        <table:table-row table:style-name="ro1">
          <table:table-cell office:value-type="string" calcext:value-type="string">
            <text:p>William Fullingim</text:p>
          </table:table-cell>
          <table:table-cell office:value-type="string" calcext:value-type="string">
            <text:p>M</text:p>
          </table:table-cell>
          <table:table-cell office:value-type="date" office:date-value="1855-07-07" calcext:value-type="date">
            <text:p>1855-07-07</text:p>
          </table:table-cell>
          <table:table-cell office:value-type="date" office:date-value="1965-03-06" calcext:value-type="date">
            <text:p>1965-03-06</text:p>
          </table:table-cell>
          <table:table-cell office:value-type="date" office:date-value="1965-08-06" calcext:value-type="date">
            <text:p>1965-08-06</text:p>
          </table:table-cell>
          <table:table-cell office:value-type="float" office:value="109.73698630137" calcext:value-type="float">
            <text:p>109.73698630137</text:p>
          </table:table-cell>
          <table:table-cell office:value-type="float" office:value="110.156164383562" calcext:value-type="float">
            <text:p>110.156164383562</text:p>
          </table:table-cell>
        </table:table-row>
        <table:table-row table:style-name="ro1">
          <table:table-cell office:value-type="string" calcext:value-type="string">
            <text:p>Elizabeth Kensley</text:p>
          </table:table-cell>
          <table:table-cell office:value-type="string" calcext:value-type="string">
            <text:p>F</text:p>
          </table:table-cell>
          <table:table-cell office:value-type="date" office:date-value="1855-05-12" calcext:value-type="date">
            <text:p>1855-05-12</text:p>
          </table:table-cell>
          <table:table-cell office:value-type="date" office:date-value="1964-12-30" calcext:value-type="date">
            <text:p>1964-12-30</text:p>
          </table:table-cell>
          <table:table-cell office:value-type="date" office:date-value="1965-03-06" calcext:value-type="date">
            <text:p>1965-03-06</text:p>
          </table:table-cell>
          <table:table-cell office:value-type="float" office:value="109.709589041096" calcext:value-type="float">
            <text:p>109.709589041096</text:p>
          </table:table-cell>
          <table:table-cell office:value-type="float" office:value="109.890410958904" calcext:value-type="float">
            <text:p>109.890410958904</text:p>
          </table:table-cell>
        </table:table-row>
        <table:table-row table:style-name="ro1">
          <table:table-cell office:value-type="string" calcext:value-type="string">
            <text:p>Mary Kelly</text:p>
          </table:table-cell>
          <table:table-cell office:value-type="string" calcext:value-type="string">
            <text:p>F</text:p>
          </table:table-cell>
          <table:table-cell office:value-type="date" office:date-value="1851-06-07" calcext:value-type="date">
            <text:p>1851-06-07</text:p>
          </table:table-cell>
          <table:table-cell office:value-type="date" office:date-value="1959-11-24" calcext:value-type="date">
            <text:p>1959-11-24</text:p>
          </table:table-cell>
          <table:table-cell office:value-type="date" office:date-value="1964-12-30" calcext:value-type="date">
            <text:p>1964-12-30</text:p>
          </table:table-cell>
          <table:table-cell office:value-type="float" office:value="108.53698630137" calcext:value-type="float">
            <text:p>108.53698630137</text:p>
          </table:table-cell>
          <table:table-cell office:value-type="float" office:value="113.641095890411" calcext:value-type="float">
            <text:p>113.641095890411</text:p>
          </table:table-cell>
        </table:table-row>
        <table:table-row table:style-name="ro1">
          <table:table-cell table:number-columns-repeated="2"/>
          <table:table-cell table:style-name="Default"/>
          <table:table-cell office:value-type="date" office:date-value="1899-12-30" calcext:value-type="date">
            <text:p>1899-12-30</text:p>
          </table:table-cell>
          <table:table-cell office:value-type="date" office:date-value="1959-11-24" calcext:value-type="date">
            <text:p>1959-11-24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9:36:02.200801512</meta:creation-date>
    <dc:date>2018-04-23T19:50:55.886900953</dc:date>
    <meta:editing-duration>PT14M52S</meta:editing-duration>
    <meta:editing-cycles>5</meta:editing-cycles>
    <meta:generator>LibreOffice/5.4.6.2$Linux_X86_64 LibreOffice_project/40m0$Build-2</meta:generator>
    <meta:document-statistic meta:table-count="2" meta:cell-count="818" meta:object-count="0"/>
  </office:meta>
</office:document-meta>
</file>